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1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0">
      <style:table-cell-properties style:vertical-align="automatic" fo:background-color="transparent"/>
    </style:style>
    <style:style style:name="ce19" style:family="table-cell" style:parent-style-name="Hiperv_237_nculo_32_3" style:data-style-name="N0"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0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33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3312360" table:style-name="ce6">
            <text:p>3.312.360</text:p>
          </table:table-cell>
          <table:table-cell office:value-type="float" office:value="502000" table:style-name="ce6">
            <text:p>502.000</text:p>
          </table:table-cell>
          <table:table-cell office:value-type="float" office:value="1054200" table:style-name="ce6">
            <text:p>1.054.200</text:p>
          </table:table-cell>
          <table:table-cell office:value-type="float" office:value="167500" table:style-name="ce6">
            <text:p>167.500</text:p>
          </table:table-cell>
          <table:table-cell office:value-type="float" office:value="5036060" table:style-name="ce7">
            <text:p>5.036.060</text:p>
          </table:table-cell>
          <table:table-cell office:value-type="float" office:value="4818135" table:style-name="ce7">
            <text:p>4.818.135</text:p>
          </table:table-cell>
          <table:table-cell office:value-type="percentage" office:value="0.95672708426825737" table:style-name="ce8">
            <text:p>95,7%</text:p>
          </table:table-cell>
          <table:table-cell office:value-type="float" office:value="3210976" table:style-name="ce6">
            <text:p>3.210.976</text:p>
          </table:table-cell>
          <table:table-cell office:value-type="float" office:value="1663681" table:style-name="ce6">
            <text:p>1.663.681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629775" table:style-name="ce6">
            <text:p>629.775</text:p>
          </table:table-cell>
          <table:table-cell office:value-type="float" office:value="93100" table:style-name="ce6">
            <text:p>93.100</text:p>
          </table:table-cell>
          <table:table-cell office:value-type="float" office:value="165600" table:style-name="ce6">
            <text:p>165.600</text:p>
          </table:table-cell>
          <table:table-cell office:value-type="float" office:value="26200" table:style-name="ce6">
            <text:p>26.200</text:p>
          </table:table-cell>
          <table:table-cell office:value-type="float" office:value="914675" table:style-name="ce7">
            <text:p>914.675</text:p>
          </table:table-cell>
          <table:table-cell office:value-type="float" office:value="838765" table:style-name="ce7">
            <text:p>838.765</text:p>
          </table:table-cell>
          <table:table-cell office:value-type="percentage" office:value="0.91700877360811217" table:style-name="ce8">
            <text:p>91,7%</text:p>
          </table:table-cell>
          <table:table-cell office:value-type="float" office:value="552388" table:style-name="ce6">
            <text:p>552.388</text:p>
          </table:table-cell>
          <table:table-cell office:value-type="float" office:value="298005" table:style-name="ce6">
            <text:p>298.005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568355" table:style-name="ce6">
            <text:p>568.355</text:p>
          </table:table-cell>
          <table:table-cell office:value-type="float" office:value="80200" table:style-name="ce6">
            <text:p>80.200</text:p>
          </table:table-cell>
          <table:table-cell office:value-type="float" office:value="127000" table:style-name="ce6">
            <text:p>127.000</text:p>
          </table:table-cell>
          <table:table-cell office:value-type="float" office:value="20200" table:style-name="ce6">
            <text:p>20.200</text:p>
          </table:table-cell>
          <table:table-cell office:value-type="float" office:value="795755" table:style-name="ce7">
            <text:p>795.755</text:p>
          </table:table-cell>
          <table:table-cell office:value-type="float" office:value="779597" table:style-name="ce7">
            <text:p>779.597</text:p>
          </table:table-cell>
          <table:table-cell office:value-type="percentage" office:value="0.9796947552952856" table:style-name="ce8">
            <text:p>98,0%</text:p>
          </table:table-cell>
          <table:table-cell office:value-type="float" office:value="500469" table:style-name="ce6">
            <text:p>500.469</text:p>
          </table:table-cell>
          <table:table-cell office:value-type="float" office:value="288746" table:style-name="ce6">
            <text:p>288.746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418050" table:style-name="ce6">
            <text:p>418.050</text:p>
          </table:table-cell>
          <table:table-cell office:value-type="float" office:value="62400" table:style-name="ce6">
            <text:p>62.400</text:p>
          </table:table-cell>
          <table:table-cell office:value-type="float" office:value="145800" table:style-name="ce6">
            <text:p>145.800</text:p>
          </table:table-cell>
          <table:table-cell office:value-type="float" office:value="23200" table:style-name="ce6">
            <text:p>23.200</text:p>
          </table:table-cell>
          <table:table-cell office:value-type="float" office:value="649450" table:style-name="ce7">
            <text:p>649.450</text:p>
          </table:table-cell>
          <table:table-cell office:value-type="float" office:value="543940" table:style-name="ce7">
            <text:p>543.940</text:p>
          </table:table-cell>
          <table:table-cell office:value-type="percentage" office:value="0.83753945646316119" table:style-name="ce8">
            <text:p>83,8%</text:p>
          </table:table-cell>
          <table:table-cell office:value-type="float" office:value="388433" table:style-name="ce6">
            <text:p>388.433</text:p>
          </table:table-cell>
          <table:table-cell office:value-type="float" office:value="163656" table:style-name="ce6">
            <text:p>163.656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835350" table:style-name="ce6">
            <text:p>835.350</text:p>
          </table:table-cell>
          <table:table-cell office:value-type="float" office:value="104800" table:style-name="ce6">
            <text:p>104.800</text:p>
          </table:table-cell>
          <table:table-cell office:value-type="float" office:value="271000" table:style-name="ce6">
            <text:p>271.000</text:p>
          </table:table-cell>
          <table:table-cell office:value-type="float" office:value="43000" table:style-name="ce6">
            <text:p>43.000</text:p>
          </table:table-cell>
          <table:table-cell office:value-type="float" office:value="1254150" table:style-name="ce7">
            <text:p>1.254.150</text:p>
          </table:table-cell>
          <table:table-cell office:value-type="float" office:value="1093097" table:style-name="ce7">
            <text:p>1.093.097</text:p>
          </table:table-cell>
          <table:table-cell office:value-type="percentage" office:value="0.87158394131483474" table:style-name="ce8">
            <text:p>87,2%</text:p>
          </table:table-cell>
          <table:table-cell office:value-type="float" office:value="784950" table:style-name="ce6">
            <text:p>784.950</text:p>
          </table:table-cell>
          <table:table-cell office:value-type="float" office:value="345583" table:style-name="ce6">
            <text:p>345.583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279195" table:style-name="ce6">
            <text:p>279.195</text:p>
          </table:table-cell>
          <table:table-cell office:value-type="float" office:value="40700" table:style-name="ce6">
            <text:p>40.700</text:p>
          </table:table-cell>
          <table:table-cell office:value-type="float" office:value="72500" table:style-name="ce6">
            <text:p>72.500</text:p>
          </table:table-cell>
          <table:table-cell office:value-type="float" office:value="11450" table:style-name="ce6">
            <text:p>11.450</text:p>
          </table:table-cell>
          <table:table-cell office:value-type="float" office:value="403845" table:style-name="ce7">
            <text:p>403.845</text:p>
          </table:table-cell>
          <table:table-cell office:value-type="float" office:value="372755" table:style-name="ce7">
            <text:p>372.755</text:p>
          </table:table-cell>
          <table:table-cell office:value-type="percentage" office:value="0.92301501813814701" table:style-name="ce8">
            <text:p>92,3%</text:p>
          </table:table-cell>
          <table:table-cell office:value-type="float" office:value="245515" table:style-name="ce6">
            <text:p>245.515</text:p>
          </table:table-cell>
          <table:table-cell office:value-type="float" office:value="132727" table:style-name="ce6">
            <text:p>132.727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1326495" table:style-name="ce6">
            <text:p>1.326.495</text:p>
          </table:table-cell>
          <table:table-cell office:value-type="float" office:value="195800" table:style-name="ce6">
            <text:p>195.800</text:p>
          </table:table-cell>
          <table:table-cell office:value-type="float" office:value="298300" table:style-name="ce6">
            <text:p>298.300</text:p>
          </table:table-cell>
          <table:table-cell office:value-type="float" office:value="47450" table:style-name="ce6">
            <text:p>47.450</text:p>
          </table:table-cell>
          <table:table-cell office:value-type="float" office:value="1868045" table:style-name="ce7">
            <text:p>1.868.045</text:p>
          </table:table-cell>
          <table:table-cell office:value-type="float" office:value="1694963" table:style-name="ce7">
            <text:p>1.694.963</text:p>
          </table:table-cell>
          <table:table-cell office:value-type="percentage" office:value="0.90734591511446461" table:style-name="ce8">
            <text:p>90,7%</text:p>
          </table:table-cell>
          <table:table-cell office:value-type="float" office:value="1055909" table:style-name="ce6">
            <text:p>1.055.909</text:p>
          </table:table-cell>
          <table:table-cell office:value-type="float" office:value="667375" table:style-name="ce6">
            <text:p>667.375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893745" table:style-name="ce6">
            <text:p>893.745</text:p>
          </table:table-cell>
          <table:table-cell office:value-type="float" office:value="134400" table:style-name="ce6">
            <text:p>134.400</text:p>
          </table:table-cell>
          <table:table-cell office:value-type="float" office:value="253800" table:style-name="ce6">
            <text:p>253.800</text:p>
          </table:table-cell>
          <table:table-cell office:value-type="float" office:value="40475" table:style-name="ce6">
            <text:p>40.475</text:p>
          </table:table-cell>
          <table:table-cell office:value-type="float" office:value="1322420" table:style-name="ce7">
            <text:p>1.322.420</text:p>
          </table:table-cell>
          <table:table-cell office:value-type="float" office:value="1222810" table:style-name="ce7">
            <text:p>1.222.810</text:p>
          </table:table-cell>
          <table:table-cell office:value-type="percentage" office:value="0.92467597283767633" table:style-name="ce8">
            <text:p>92,5%</text:p>
          </table:table-cell>
          <table:table-cell office:value-type="float" office:value="825678" table:style-name="ce6">
            <text:p>825.678</text:p>
          </table:table-cell>
          <table:table-cell office:value-type="float" office:value="426146" table:style-name="ce6">
            <text:p>426.146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3214610" table:style-name="ce6">
            <text:p>3.214.610</text:p>
          </table:table-cell>
          <table:table-cell office:value-type="float" office:value="487700" table:style-name="ce6">
            <text:p>487.700</text:p>
          </table:table-cell>
          <table:table-cell office:value-type="float" office:value="969100" table:style-name="ce6">
            <text:p>969.100</text:p>
          </table:table-cell>
          <table:table-cell office:value-type="float" office:value="153950" table:style-name="ce6">
            <text:p>153.950</text:p>
          </table:table-cell>
          <table:table-cell office:value-type="float" office:value="4825360" table:style-name="ce7">
            <text:p>4.825.360</text:p>
          </table:table-cell>
          <table:table-cell office:value-type="float" office:value="4313654" table:style-name="ce7">
            <text:p>4.313.654</text:p>
          </table:table-cell>
          <table:table-cell office:value-type="percentage" office:value="0.89395485518178952" table:style-name="ce8">
            <text:p>89,4%</text:p>
          </table:table-cell>
          <table:table-cell office:value-type="float" office:value="2881354" table:style-name="ce6">
            <text:p>2.881.354</text:p>
          </table:table-cell>
          <table:table-cell office:value-type="float" office:value="1477035" table:style-name="ce6">
            <text:p>1.477.035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2018440" table:style-name="ce6">
            <text:p>2.018.440</text:p>
          </table:table-cell>
          <table:table-cell office:value-type="float" office:value="305500" table:style-name="ce6">
            <text:p>305.500</text:p>
          </table:table-cell>
          <table:table-cell office:value-type="float" office:value="629800" table:style-name="ce6">
            <text:p>629.800</text:p>
          </table:table-cell>
          <table:table-cell office:value-type="float" office:value="100100" table:style-name="ce6">
            <text:p>100.100</text:p>
          </table:table-cell>
          <table:table-cell office:value-type="float" office:value="3053840" table:style-name="ce7">
            <text:p>3.053.840</text:p>
          </table:table-cell>
          <table:table-cell office:value-type="float" office:value="2739554" table:style-name="ce7">
            <text:p>2.739.554</text:p>
          </table:table-cell>
          <table:table-cell office:value-type="percentage" office:value="0.89708498153144889" table:style-name="ce8">
            <text:p>89,7%</text:p>
          </table:table-cell>
          <table:table-cell office:value-type="float" office:value="1853652" table:style-name="ce6">
            <text:p>1.853.652</text:p>
          </table:table-cell>
          <table:table-cell office:value-type="float" office:value="952405" table:style-name="ce6">
            <text:p>952.405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509615" table:style-name="ce6">
            <text:p>509.615</text:p>
          </table:table-cell>
          <table:table-cell office:value-type="float" office:value="73600" table:style-name="ce6">
            <text:p>73.600</text:p>
          </table:table-cell>
          <table:table-cell office:value-type="float" office:value="132400" table:style-name="ce6">
            <text:p>132.400</text:p>
          </table:table-cell>
          <table:table-cell office:value-type="float" office:value="21000" table:style-name="ce6">
            <text:p>21.000</text:p>
          </table:table-cell>
          <table:table-cell office:value-type="float" office:value="736615" table:style-name="ce7">
            <text:p>736.615</text:p>
          </table:table-cell>
          <table:table-cell office:value-type="float" office:value="689044" table:style-name="ce7">
            <text:p>689.044</text:p>
          </table:table-cell>
          <table:table-cell office:value-type="percentage" office:value="0.93541945249553704" table:style-name="ce8">
            <text:p>93,5%</text:p>
          </table:table-cell>
          <table:table-cell office:value-type="float" office:value="452667" table:style-name="ce6">
            <text:p>452.667</text:p>
          </table:table-cell>
          <table:table-cell office:value-type="float" office:value="250578" table:style-name="ce6">
            <text:p>250.578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1406455" table:style-name="ce6">
            <text:p>1.406.455</text:p>
          </table:table-cell>
          <table:table-cell office:value-type="float" office:value="200200" table:style-name="ce6">
            <text:p>200.200</text:p>
          </table:table-cell>
          <table:table-cell office:value-type="float" office:value="336600" table:style-name="ce6">
            <text:p>336.600</text:p>
          </table:table-cell>
          <table:table-cell office:value-type="float" office:value="53600" table:style-name="ce6">
            <text:p>53.600</text:p>
          </table:table-cell>
          <table:table-cell office:value-type="float" office:value="1996855" table:style-name="ce7">
            <text:p>1.996.855</text:p>
          </table:table-cell>
          <table:table-cell office:value-type="float" office:value="1901270" table:style-name="ce7">
            <text:p>1.901.270</text:p>
          </table:table-cell>
          <table:table-cell office:value-type="percentage" office:value="0.95213222792841745" table:style-name="ce8">
            <text:p>95,2%</text:p>
          </table:table-cell>
          <table:table-cell office:value-type="float" office:value="1225971" table:style-name="ce6">
            <text:p>1.225.971</text:p>
          </table:table-cell>
          <table:table-cell office:value-type="float" office:value="717215" table:style-name="ce6">
            <text:p>717.215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148655" table:style-name="ce6">
            <text:p>148.655</text:p>
          </table:table-cell>
          <table:table-cell office:value-type="float" office:value="21600" table:style-name="ce6">
            <text:p>21.600</text:p>
          </table:table-cell>
          <table:table-cell office:value-type="float" office:value="39600" table:style-name="ce6">
            <text:p>39.600</text:p>
          </table:table-cell>
          <table:table-cell office:value-type="float" office:value="6300" table:style-name="ce6">
            <text:p>6.300</text:p>
          </table:table-cell>
          <table:table-cell office:value-type="float" office:value="216155" table:style-name="ce7">
            <text:p>216.155</text:p>
          </table:table-cell>
          <table:table-cell office:value-type="float" office:value="200773" table:style-name="ce7">
            <text:p>200.773</text:p>
          </table:table-cell>
          <table:table-cell office:value-type="percentage" office:value="0.92883810228771024" table:style-name="ce8">
            <text:p>92,9%</text:p>
          </table:table-cell>
          <table:table-cell office:value-type="float" office:value="130199" table:style-name="ce6">
            <text:p>130.199</text:p>
          </table:table-cell>
          <table:table-cell office:value-type="float" office:value="74334" table:style-name="ce6">
            <text:p>74.334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2672205" table:style-name="ce6">
            <text:p>2.672.205</text:p>
          </table:table-cell>
          <table:table-cell office:value-type="float" office:value="408200" table:style-name="ce6">
            <text:p>408.200</text:p>
          </table:table-cell>
          <table:table-cell office:value-type="float" office:value="844700" table:style-name="ce6">
            <text:p>844.700</text:p>
          </table:table-cell>
          <table:table-cell office:value-type="float" office:value="134100" table:style-name="ce6">
            <text:p>134.100</text:p>
          </table:table-cell>
          <table:table-cell office:value-type="float" office:value="4059205" table:style-name="ce7">
            <text:p>4.059.205</text:p>
          </table:table-cell>
          <table:table-cell office:value-type="float" office:value="3654009" table:style-name="ce7">
            <text:p>3.654.009</text:p>
          </table:table-cell>
          <table:table-cell office:value-type="percentage" office:value="0.90017848322516358" table:style-name="ce8">
            <text:p>90,0%</text:p>
          </table:table-cell>
          <table:table-cell office:value-type="float" office:value="2471633" table:style-name="ce6">
            <text:p>2.471.633</text:p>
          </table:table-cell>
          <table:table-cell office:value-type="float" office:value="1254274" table:style-name="ce6">
            <text:p>1.254.274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575195" table:style-name="ce6">
            <text:p>575.195</text:p>
          </table:table-cell>
          <table:table-cell office:value-type="float" office:value="87100" table:style-name="ce6">
            <text:p>87.100</text:p>
          </table:table-cell>
          <table:table-cell office:value-type="float" office:value="188100" table:style-name="ce6">
            <text:p>188.100</text:p>
          </table:table-cell>
          <table:table-cell office:value-type="float" office:value="29900" table:style-name="ce6">
            <text:p>29.900</text:p>
          </table:table-cell>
          <table:table-cell office:value-type="float" office:value="880295" table:style-name="ce7">
            <text:p>880.295</text:p>
          </table:table-cell>
          <table:table-cell office:value-type="float" office:value="776762" table:style-name="ce7">
            <text:p>776.762</text:p>
          </table:table-cell>
          <table:table-cell office:value-type="percentage" office:value="0.88238829028905086" table:style-name="ce8">
            <text:p>88,2%</text:p>
          </table:table-cell>
          <table:table-cell office:value-type="float" office:value="507921" table:style-name="ce6">
            <text:p>507.921</text:p>
          </table:table-cell>
          <table:table-cell office:value-type="float" office:value="282013" table:style-name="ce6">
            <text:p>282.013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286215" table:style-name="ce6">
            <text:p>286.215</text:p>
          </table:table-cell>
          <table:table-cell office:value-type="float" office:value="43100" table:style-name="ce6">
            <text:p>43.100</text:p>
          </table:table-cell>
          <table:table-cell office:value-type="float" office:value="82300" table:style-name="ce6">
            <text:p>82.300</text:p>
          </table:table-cell>
          <table:table-cell office:value-type="float" office:value="13150" table:style-name="ce6">
            <text:p>13.150</text:p>
          </table:table-cell>
          <table:table-cell office:value-type="float" office:value="424765" table:style-name="ce7">
            <text:p>424.765</text:p>
          </table:table-cell>
          <table:table-cell office:value-type="float" office:value="407469" table:style-name="ce7">
            <text:p>407.469</text:p>
          </table:table-cell>
          <table:table-cell office:value-type="percentage" office:value="0.95928101420785616" table:style-name="ce8">
            <text:p>95,9%</text:p>
          </table:table-cell>
          <table:table-cell office:value-type="float" office:value="268606" table:style-name="ce6">
            <text:p>268.606</text:p>
          </table:table-cell>
          <table:table-cell office:value-type="float" office:value="151849" table:style-name="ce6">
            <text:p>151.849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028250" table:style-name="ce6">
            <text:p>1.028.250</text:p>
          </table:table-cell>
          <table:table-cell office:value-type="float" office:value="150600" table:style-name="ce6">
            <text:p>150.600</text:p>
          </table:table-cell>
          <table:table-cell office:value-type="float" office:value="276500" table:style-name="ce6">
            <text:p>276.500</text:p>
          </table:table-cell>
          <table:table-cell office:value-type="float" office:value="43950" table:style-name="ce6">
            <text:p>43.950</text:p>
          </table:table-cell>
          <table:table-cell office:value-type="float" office:value="1499300" table:style-name="ce7">
            <text:p>1.499.300</text:p>
          </table:table-cell>
          <table:table-cell office:value-type="float" office:value="1398974" table:style-name="ce7">
            <text:p>1.398.974</text:p>
          </table:table-cell>
          <table:table-cell office:value-type="percentage" office:value="0.93308477289401726" table:style-name="ce8">
            <text:p>93,3%</text:p>
          </table:table-cell>
          <table:table-cell office:value-type="float" office:value="940602" table:style-name="ce6">
            <text:p>940.602</text:p>
          </table:table-cell>
          <table:table-cell office:value-type="float" office:value="498661" table:style-name="ce6">
            <text:p>498.661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28890" table:style-name="ce6">
            <text:p>28.890</text:p>
          </table:table-cell>
          <table:table-cell office:value-type="float" office:value="3800" table:style-name="ce6">
            <text:p>3.800</text:p>
          </table:table-cell>
          <table:table-cell office:value-type="float" office:value="11000" table:style-name="ce6">
            <text:p>11.000</text:p>
          </table:table-cell>
          <table:table-cell office:value-type="float" office:value="1650" table:style-name="ce6">
            <text:p>1.650</text:p>
          </table:table-cell>
          <table:table-cell office:value-type="float" office:value="45340" table:style-name="ce7">
            <text:p>45.340</text:p>
          </table:table-cell>
          <table:table-cell office:value-type="float" office:value="40643" table:style-name="ce7">
            <text:p>40.643</text:p>
          </table:table-cell>
          <table:table-cell office:value-type="percentage" office:value="0.8964049404499338" table:style-name="ce8">
            <text:p>89,6%</text:p>
          </table:table-cell>
          <table:table-cell office:value-type="float" office:value="30680" table:style-name="ce6">
            <text:p>30.680</text:p>
          </table:table-cell>
          <table:table-cell office:value-type="float" office:value="11384" table:style-name="ce6">
            <text:p>11.384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28890" table:style-name="ce6">
            <text:p>28.890</text:p>
          </table:table-cell>
          <table:table-cell office:value-type="float" office:value="3700" table:style-name="ce6">
            <text:p>3.700</text:p>
          </table:table-cell>
          <table:table-cell office:value-type="float" office:value="11000" table:style-name="ce6">
            <text:p>11.000</text:p>
          </table:table-cell>
          <table:table-cell office:value-type="float" office:value="1650" table:style-name="ce6">
            <text:p>1.650</text:p>
          </table:table-cell>
          <table:table-cell office:value-type="float" office:value="45240" table:style-name="ce7">
            <text:p>45.240</text:p>
          </table:table-cell>
          <table:table-cell office:value-type="float" office:value="39315" table:style-name="ce7">
            <text:p>39.315</text:p>
          </table:table-cell>
          <table:table-cell office:value-type="percentage" office:value="0.86903183023872677" table:style-name="ce8">
            <text:p>86,9%</text:p>
          </table:table-cell>
          <table:table-cell office:value-type="float" office:value="28863" table:style-name="ce6">
            <text:p>28.863</text:p>
          </table:table-cell>
          <table:table-cell office:value-type="float" office:value="11540" table:style-name="ce6">
            <text:p>11.540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26520" table:style-name="ce6">
            <text:p>26.520</text:p>
          </table:table-cell>
          <table:table-cell office:value-type="float" office:value="7700" table:style-name="ce6">
            <text:p>7.700</text:p>
          </table:table-cell>
          <table:table-cell office:value-type="float" office:value="66100" table:style-name="ce6">
            <text:p>66.100</text:p>
          </table:table-cell>
          <table:table-cell office:value-type="float" office:value="0" table:style-name="ce6">
            <text:p>0</text:p>
          </table:table-cell>
          <table:table-cell office:value-type="float" office:value="100320" table:style-name="ce7">
            <text:p>100.320</text:p>
          </table:table-cell>
          <table:table-cell office:value-type="float" office:value="81718" table:style-name="ce7">
            <text:p>81.718</text:p>
          </table:table-cell>
          <table:table-cell office:value-type="percentage" office:value="0.81457336523126" table:style-name="ce8">
            <text:p>81,5%</text:p>
          </table:table-cell>
          <table:table-cell office:value-type="float" office:value="69738" table:style-name="ce6">
            <text:p>69.738</text:p>
          </table:table-cell>
          <table:table-cell office:value-type="float" office:value="11980" table:style-name="ce6">
            <text:p>11.980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20207265" table:style-name="ce12">
            <text:p>20.207.265</text:p>
          </table:table-cell>
          <table:table-cell office:value-type="float" office:value="3006200" table:style-name="ce13">
            <text:p>3.006.200</text:p>
          </table:table-cell>
          <table:table-cell office:value-type="float" office:value="5975400" table:style-name="ce14">
            <text:p>5.975.400</text:p>
          </table:table-cell>
          <table:table-cell office:value-type="float" office:value="938825" table:style-name="ce15">
            <text:p>938.825</text:p>
          </table:table-cell>
          <table:table-cell office:value-type="float" office:value="30127690" table:style-name="ce16">
            <text:p>30.127.690</text:p>
          </table:table-cell>
          <table:table-cell office:value-type="float" office:value="27607247" table:style-name="ce16">
            <text:p>27.607.247</text:p>
          </table:table-cell>
          <table:table-cell office:value-type="percentage" office:value="0.91634131259316598" table:style-name="ce17">
            <text:p>91,6%</text:p>
          </table:table-cell>
          <table:table-cell office:value-type="float" office:value="18426204" table:style-name="ce16">
            <text:p>18.426.204</text:p>
          </table:table-cell>
          <table:table-cell office:value-type="float" office:value="9679187" table:style-name="ce16">
            <text:p>9.679.187</text:p>
          </table:table-cell>
          <table:table-cell table:style-name="ce16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20"/>
          <table:covered-table-cell table:number-columns-repeated="9"/>
          <table:table-cell table:number-columns-repeated="16374" table:style-name="ce10"/>
        </table:table-row>
        <table:table-row table:style-name="ro4">
          <table:table-cell table:style-name="ce19"/>
          <table:table-cell table:number-columns-repeated="16383" table:style-name="ce10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8"/>
        <table:table-column table:style-name="co5" table:number-columns-repeated="5" table:default-cell-style-name="ce18"/>
        <table:table-column table:style-name="co3" table:number-columns-repeated="16378" table:default-cell-style-name="ce18"/>
        <table:table-row table:style-name="ro5">
          <table:table-cell table:style-name="ce21"/>
          <table:table-cell office:value-type="string" table:style-name="ce22">
            <text:p>Denominador Poblacional CCAA</text:p>
          </table:table-cell>
          <table:table-cell office:value-type="string" table:style-name="ce22">
            <text:p>Persona institucionalizada con al menos 1 dosis (2)</text:p>
          </table:table-cell>
          <table:table-cell office:value-type="string" table:style-name="ce22">
            <text:p>Persona institucionalizada  Pauta Completa (2)<text:s/></text:p>
          </table:table-cell>
          <table:table-cell office:value-type="string" table:style-name="ce22">
            <text:p>% Con al menos 1 dosis sobre Denominador Poblacional CCAA</text:p>
          </table:table-cell>
          <table:table-cell office:value-type="string" table:style-name="ce22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41865" table:style-name="ce24">
            <text:p>41.865</text:p>
          </table:table-cell>
          <table:table-cell office:value-type="float" office:value="41865" table:style-name="ce24">
            <text:p>41.865</text:p>
          </table:table-cell>
          <table:table-cell office:value-type="float" office:value="40282" table:style-name="ce24">
            <text:p>40.282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21879851904932" table:style-name="ce25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8673" table:style-name="ce6">
            <text:p>18.673</text:p>
          </table:table-cell>
          <table:table-cell office:value-type="float" office:value="18673" table:style-name="ce6">
            <text:p>18.673</text:p>
          </table:table-cell>
          <table:table-cell office:value-type="float" office:value="17992" table:style-name="ce6">
            <text:p>17.992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6353023081454503" table:style-name="ce26">
            <text:p>96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6">
            <text:p>11.948</text:p>
          </table:table-cell>
          <table:table-cell office:value-type="float" office:value="11755" table:style-name="ce6">
            <text:p>11.755</text:p>
          </table:table-cell>
          <table:table-cell office:value-type="float" office:value="11168" table:style-name="ce6">
            <text:p>11.168</text:p>
          </table:table-cell>
          <table:table-cell office:value-type="percentage" office:value="0.98384666889856043" table:style-name="ce26">
            <text:p>98,4%</text:p>
          </table:table-cell>
          <table:table-cell office:value-type="percentage" office:value="0.93471710746568459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6">
            <text:p>5.496</text:p>
          </table:table-cell>
          <table:table-cell office:value-type="float" office:value="5456" table:style-name="ce6">
            <text:p>5.456</text:p>
          </table:table-cell>
          <table:table-cell office:value-type="float" office:value="5202" table:style-name="ce6">
            <text:p>5.202</text:p>
          </table:table-cell>
          <table:table-cell office:value-type="percentage" office:value="0.99272197962154296" table:style-name="ce26">
            <text:p>99,3%</text:p>
          </table:table-cell>
          <table:table-cell office:value-type="percentage" office:value="0.94650655021834063" table:style-name="ce26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937" table:style-name="ce6">
            <text:p>10.937</text:p>
          </table:table-cell>
          <table:table-cell office:value-type="float" office:value="10937" table:style-name="ce6">
            <text:p>10.937</text:p>
          </table:table-cell>
          <table:table-cell office:value-type="float" office:value="9922" table:style-name="ce6">
            <text:p>9.922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0719575752034376" table:style-name="ce26">
            <text:p>90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7470" table:style-name="ce6">
            <text:p>7.470</text:p>
          </table:table-cell>
          <table:table-cell office:value-type="float" office:value="7212" table:style-name="ce6">
            <text:p>7.212</text:p>
          </table:table-cell>
          <table:table-cell office:value-type="float" office:value="7036" table:style-name="ce6">
            <text:p>7.036</text:p>
          </table:table-cell>
          <table:table-cell office:value-type="percentage" office:value="0.9654618473895582" table:style-name="ce26">
            <text:p>96,5%</text:p>
          </table:table-cell>
          <table:table-cell office:value-type="percentage" office:value="0.94190093708166001" table:style-name="ce26">
            <text:p>94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6500" table:style-name="ce6">
            <text:p>46.500</text:p>
          </table:table-cell>
          <table:table-cell office:value-type="float" office:value="46312" table:style-name="ce6">
            <text:p>46.312</text:p>
          </table:table-cell>
          <table:table-cell office:value-type="float" office:value="44765" table:style-name="ce6">
            <text:p>44.765</text:p>
          </table:table-cell>
          <table:table-cell office:value-type="percentage" office:value="0.9959569892473118" table:style-name="ce26">
            <text:p>99,6%</text:p>
          </table:table-cell>
          <table:table-cell office:value-type="percentage" office:value="0.95913978494623653" table:style-name="ce26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6">
            <text:p>25.566</text:p>
          </table:table-cell>
          <table:table-cell office:value-type="float" office:value="25525" table:style-name="ce6">
            <text:p>25.525</text:p>
          </table:table-cell>
          <table:table-cell office:value-type="float" office:value="24325" table:style-name="ce6">
            <text:p>24.325</text:p>
          </table:table-cell>
          <table:table-cell office:value-type="percentage" office:value="0.99839630759602593" table:style-name="ce26">
            <text:p>99,8%</text:p>
          </table:table-cell>
          <table:table-cell office:value-type="percentage" office:value="0.95145896894312754" table:style-name="ce26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80293" table:style-name="ce6">
            <text:p>80.293</text:p>
          </table:table-cell>
          <table:table-cell office:value-type="float" office:value="80293" table:style-name="ce6">
            <text:p>80.293</text:p>
          </table:table-cell>
          <table:table-cell office:value-type="float" office:value="70077" table:style-name="ce6">
            <text:p>70.077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87276599454497905" table:style-name="ce26">
            <text:p>87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30297" table:style-name="ce6">
            <text:p>30.297</text:p>
          </table:table-cell>
          <table:table-cell office:value-type="float" office:value="30297" table:style-name="ce6">
            <text:p>30.297</text:p>
          </table:table-cell>
          <table:table-cell office:value-type="float" office:value="28226" table:style-name="ce6">
            <text:p>28.226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3164339703601018" table:style-name="ce26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76" table:style-name="ce6">
            <text:p>15.276</text:p>
          </table:table-cell>
          <table:table-cell office:value-type="float" office:value="15263" table:style-name="ce6">
            <text:p>15.263</text:p>
          </table:table-cell>
          <table:table-cell office:value-type="float" office:value="14296" table:style-name="ce6">
            <text:p>14.296</text:p>
          </table:table-cell>
          <table:table-cell office:value-type="percentage" office:value="0.99914899188269179" table:style-name="ce26">
            <text:p>99,9%</text:p>
          </table:table-cell>
          <table:table-cell office:value-type="percentage" office:value="0.93584708038753606" table:style-name="ce26">
            <text:p>93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3800" table:style-name="ce6">
            <text:p>23.800</text:p>
          </table:table-cell>
          <table:table-cell office:value-type="float" office:value="23731" table:style-name="ce6">
            <text:p>23.731</text:p>
          </table:table-cell>
          <table:table-cell office:value-type="float" office:value="23122" table:style-name="ce6">
            <text:p>23.122</text:p>
          </table:table-cell>
          <table:table-cell office:value-type="percentage" office:value="0.99710084033613444" table:style-name="ce26">
            <text:p>99,7%</text:p>
          </table:table-cell>
          <table:table-cell office:value-type="percentage" office:value="0.97151260504201675" table:style-name="ce26">
            <text:p>97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90" table:style-name="ce6">
            <text:p>3.390</text:p>
          </table:table-cell>
          <table:table-cell office:value-type="float" office:value="3390" table:style-name="ce6">
            <text:p>3.390</text:p>
          </table:table-cell>
          <table:table-cell office:value-type="float" office:value="3295" table:style-name="ce6">
            <text:p>3.29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71976401179941" table:style-name="ce26">
            <text:p>97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52604" table:style-name="ce6">
            <text:p>52.604</text:p>
          </table:table-cell>
          <table:table-cell office:value-type="float" office:value="52604" table:style-name="ce6">
            <text:p>52.604</text:p>
          </table:table-cell>
          <table:table-cell office:value-type="float" office:value="50860" table:style-name="ce6">
            <text:p>50.860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6684662763287965" table:style-name="ce26">
            <text:p>9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6">
            <text:p>11.885</text:p>
          </table:table-cell>
          <table:table-cell office:value-type="float" office:value="11482" table:style-name="ce6">
            <text:p>11.482</text:p>
          </table:table-cell>
          <table:table-cell office:value-type="float" office:value="11072" table:style-name="ce6">
            <text:p>11.072</text:p>
          </table:table-cell>
          <table:table-cell office:value-type="percentage" office:value="0.96609171224232226" table:style-name="ce26">
            <text:p>96,6%</text:p>
          </table:table-cell>
          <table:table-cell office:value-type="percentage" office:value="0.93159444678165759" table:style-name="ce26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94" table:style-name="ce6">
            <text:p>8.394</text:p>
          </table:table-cell>
          <table:table-cell office:value-type="float" office:value="8394" table:style-name="ce6">
            <text:p>8.394</text:p>
          </table:table-cell>
          <table:table-cell office:value-type="float" office:value="8238" table:style-name="ce6">
            <text:p>8.238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8141529664045746" table:style-name="ce26">
            <text:p>98,1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4361" table:style-name="ce6">
            <text:p>24.361</text:p>
          </table:table-cell>
          <table:table-cell office:value-type="float" office:value="24361" table:style-name="ce6">
            <text:p>24.361</text:p>
          </table:table-cell>
          <table:table-cell office:value-type="float" office:value="20749" table:style-name="ce6">
            <text:p>20.749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86350322202694785" table:style-name="ce26">
            <text:p>86,4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198" table:style-name="ce6">
            <text:p>198</text:p>
          </table:table-cell>
          <table:table-cell office:value-type="float" office:value="196" table:style-name="ce6">
            <text:p>196</text:p>
          </table:table-cell>
          <table:table-cell office:value-type="float" office:value="192" table:style-name="ce6">
            <text:p>192</text:p>
          </table:table-cell>
          <table:table-cell office:value-type="percentage" office:value="0.98989898989898994" table:style-name="ce26">
            <text:p>99,0%</text:p>
          </table:table-cell>
          <table:table-cell office:value-type="percentage" office:value="0.96969696969696972" table:style-name="ce26">
            <text:p>97,0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34" table:style-name="ce6">
            <text:p>334</text:p>
          </table:table-cell>
          <table:table-cell office:value-type="float" office:value="334" table:style-name="ce6">
            <text:p>334</text:p>
          </table:table-cell>
          <table:table-cell office:value-type="float" office:value="326" table:style-name="ce6">
            <text:p>326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760479041916168" table:style-name="ce26">
            <text:p>97,6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419287" table:style-name="ce16">
            <text:p>419.287</text:p>
          </table:table-cell>
          <table:table-cell office:value-type="float" office:value="418080" table:style-name="ce16">
            <text:p>418.080</text:p>
          </table:table-cell>
          <table:table-cell office:value-type="float" office:value="391145" table:style-name="ce16">
            <text:p>391.145</text:p>
          </table:table-cell>
          <table:table-cell office:value-type="percentage" office:value="0.99712130354625828" table:style-name="ce27">
            <text:p>99,7%</text:p>
          </table:table-cell>
          <table:table-cell office:value-type="percentage" office:value="0.93288129610505455" table:style-name="ce27">
            <text:p>93,3%</text:p>
          </table:table-cell>
          <table:table-cell table:number-columns-repeated="16378" table:style-name="ce18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20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18"/>
        <table:table-column table:style-name="co5" table:number-columns-repeated="5" table:default-cell-style-name="ce18"/>
        <table:table-column table:style-name="co3" table:number-columns-repeated="16378" table:default-cell-style-name="ce18"/>
        <table:table-row table:style-name="ro7">
          <table:table-cell table:style-name="ce21"/>
          <table:table-cell office:value-type="string" table:style-name="ce28">
            <text:p>Población a vacunar mayor de 60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1980044" table:style-name="ce24">
            <text:p>1.980.044</text:p>
          </table:table-cell>
          <table:table-cell office:value-type="float" office:value="1896157" table:style-name="ce24">
            <text:p>1.896.157</text:p>
          </table:table-cell>
          <table:table-cell office:value-type="percentage" office:value="0.95763376975461156" table:style-name="ce29">
            <text:p>95,8%</text:p>
          </table:table-cell>
          <table:table-cell office:value-type="float" office:value="1219321" table:style-name="ce24">
            <text:p>1.219.321</text:p>
          </table:table-cell>
          <table:table-cell office:value-type="percentage" office:value="0.61580500231307989" table:style-name="ce29">
            <text:p>61,6%</text:p>
          </table:table-cell>
          <table:table-cell office:value-type="date" office:date-value="2021-06-01T00:00:00" table:style-name="ce30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374129" table:style-name="ce6">
            <text:p>374.129</text:p>
          </table:table-cell>
          <table:table-cell office:value-type="float" office:value="359401" table:style-name="ce6">
            <text:p>359.401</text:p>
          </table:table-cell>
          <table:table-cell office:value-type="percentage" office:value="0.96063389900275042" table:style-name="ce31">
            <text:p>96,1%</text:p>
          </table:table-cell>
          <table:table-cell office:value-type="float" office:value="246753" table:style-name="ce6">
            <text:p>246.753</text:p>
          </table:table-cell>
          <table:table-cell office:value-type="percentage" office:value="0.65953989132090807" table:style-name="ce31">
            <text:p>66,0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346727" table:style-name="ce6">
            <text:p>346.727</text:p>
          </table:table-cell>
          <table:table-cell office:value-type="float" office:value="336813" table:style-name="ce6">
            <text:p>336.813</text:p>
          </table:table-cell>
          <table:table-cell office:value-type="percentage" office:value="0.97140689937616631" table:style-name="ce31">
            <text:p>97,1%</text:p>
          </table:table-cell>
          <table:table-cell office:value-type="float" office:value="220526" table:style-name="ce6">
            <text:p>220.526</text:p>
          </table:table-cell>
          <table:table-cell office:value-type="percentage" office:value="0.63602200001730469" table:style-name="ce31">
            <text:p>63,6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247289" table:style-name="ce6">
            <text:p>247.289</text:p>
          </table:table-cell>
          <table:table-cell office:value-type="float" office:value="220790" table:style-name="ce6">
            <text:p>220.790</text:p>
          </table:table-cell>
          <table:table-cell office:value-type="percentage" office:value="0.89284197841392055" table:style-name="ce31">
            <text:p>89,3%</text:p>
          </table:table-cell>
          <table:table-cell office:value-type="float" office:value="125757" table:style-name="ce6">
            <text:p>125.757</text:p>
          </table:table-cell>
          <table:table-cell office:value-type="percentage" office:value="0.50854263634856378" table:style-name="ce31">
            <text:p>50,9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479859" table:style-name="ce6">
            <text:p>479.859</text:p>
          </table:table-cell>
          <table:table-cell office:value-type="float" office:value="437327" table:style-name="ce6">
            <text:p>437.327</text:p>
          </table:table-cell>
          <table:table-cell office:value-type="percentage" office:value="0.91136563032057338" table:style-name="ce31">
            <text:p>91,1%</text:p>
          </table:table-cell>
          <table:table-cell office:value-type="float" office:value="241726" table:style-name="ce6">
            <text:p>241.726</text:p>
          </table:table-cell>
          <table:table-cell office:value-type="percentage" office:value="0.50374380807695596" table:style-name="ce31">
            <text:p>50,4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171453" table:style-name="ce6">
            <text:p>171.453</text:p>
          </table:table-cell>
          <table:table-cell office:value-type="float" office:value="168375" table:style-name="ce6">
            <text:p>168.375</text:p>
          </table:table-cell>
          <table:table-cell office:value-type="percentage" office:value="0.9820475582229532" table:style-name="ce31">
            <text:p>98,2%</text:p>
          </table:table-cell>
          <table:table-cell office:value-type="float" office:value="110438" table:style-name="ce6">
            <text:p>110.438</text:p>
          </table:table-cell>
          <table:table-cell office:value-type="percentage" office:value="0.644129878159029" table:style-name="ce31">
            <text:p>64,4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787642" table:style-name="ce6">
            <text:p>787.642</text:p>
          </table:table-cell>
          <table:table-cell office:value-type="float" office:value="777667" table:style-name="ce6">
            <text:p>777.667</text:p>
          </table:table-cell>
          <table:table-cell office:value-type="percentage" office:value="0.98733561694272276" table:style-name="ce31">
            <text:p>98,7%</text:p>
          </table:table-cell>
          <table:table-cell office:value-type="float" office:value="556155" table:style-name="ce6">
            <text:p>556.155</text:p>
          </table:table-cell>
          <table:table-cell office:value-type="percentage" office:value="0.70610124904461669" table:style-name="ce31">
            <text:p>70,6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512739" table:style-name="ce6">
            <text:p>512.739</text:p>
          </table:table-cell>
          <table:table-cell office:value-type="float" office:value="497926" table:style-name="ce6">
            <text:p>497.926</text:p>
          </table:table-cell>
          <table:table-cell office:value-type="percentage" office:value="0.97111005794371019" table:style-name="ce31">
            <text:p>97,1%</text:p>
          </table:table-cell>
          <table:table-cell office:value-type="float" office:value="326639" table:style-name="ce6">
            <text:p>326.639</text:p>
          </table:table-cell>
          <table:table-cell office:value-type="percentage" office:value="0.63704730866971304" table:style-name="ce31">
            <text:p>63,7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1920072" table:style-name="ce6">
            <text:p>1.920.072</text:p>
          </table:table-cell>
          <table:table-cell office:value-type="float" office:value="1763359" table:style-name="ce6">
            <text:p>1.763.359</text:p>
          </table:table-cell>
          <table:table-cell office:value-type="percentage" office:value="0.91838170651933881" table:style-name="ce31">
            <text:p>91,8%</text:p>
          </table:table-cell>
          <table:table-cell office:value-type="float" office:value="1078435" table:style-name="ce6">
            <text:p>1.078.435</text:p>
          </table:table-cell>
          <table:table-cell office:value-type="percentage" office:value="0.56166383343957937" table:style-name="ce31">
            <text:p>56,2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1295121" table:style-name="ce6">
            <text:p>1.295.121</text:p>
          </table:table-cell>
          <table:table-cell office:value-type="float" office:value="1237484" table:style-name="ce6">
            <text:p>1.237.484</text:p>
          </table:table-cell>
          <table:table-cell office:value-type="percentage" office:value="0.95549682230463406" table:style-name="ce31">
            <text:p>95,5%</text:p>
          </table:table-cell>
          <table:table-cell office:value-type="float" office:value="784385" table:style-name="ce6">
            <text:p>784.385</text:p>
          </table:table-cell>
          <table:table-cell office:value-type="percentage" office:value="0.60564611337473484" table:style-name="ce31">
            <text:p>60,6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293178" table:style-name="ce6">
            <text:p>293.178</text:p>
          </table:table-cell>
          <table:table-cell office:value-type="float" office:value="297894" table:style-name="ce6">
            <text:p>297.894</text:p>
          </table:table-cell>
          <table:table-cell office:value-type="percentage" office:value="1.0160857908847185" table:style-name="ce31">
            <text:p>101,6%</text:p>
          </table:table-cell>
          <table:table-cell office:value-type="float" office:value="203409" table:style-name="ce6">
            <text:p>203.409</text:p>
          </table:table-cell>
          <table:table-cell office:value-type="percentage" office:value="0.69380717516321144" table:style-name="ce31">
            <text:p>69,4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870991" table:style-name="ce6">
            <text:p>870.991</text:p>
          </table:table-cell>
          <table:table-cell office:value-type="float" office:value="849139" table:style-name="ce6">
            <text:p>849.139</text:p>
          </table:table-cell>
          <table:table-cell office:value-type="percentage" office:value="0.97491133662689966" table:style-name="ce31">
            <text:p>97,5%</text:p>
          </table:table-cell>
          <table:table-cell office:value-type="float" office:value="589418" table:style-name="ce6">
            <text:p>589.418</text:p>
          </table:table-cell>
          <table:table-cell office:value-type="percentage" office:value="0.67672111422506087" table:style-name="ce31">
            <text:p>67,7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88050" table:style-name="ce6">
            <text:p>88.050</text:p>
          </table:table-cell>
          <table:table-cell office:value-type="float" office:value="87137" table:style-name="ce6">
            <text:p>87.137</text:p>
          </table:table-cell>
          <table:table-cell office:value-type="percentage" office:value="0.98963089153889838" table:style-name="ce31">
            <text:p>99,0%</text:p>
          </table:table-cell>
          <table:table-cell office:value-type="float" office:value="63004" table:style-name="ce6">
            <text:p>63.004</text:p>
          </table:table-cell>
          <table:table-cell office:value-type="percentage" office:value="0.71554798409994325" table:style-name="ce31">
            <text:p>71,6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1593526" table:style-name="ce6">
            <text:p>1.593.526</text:p>
          </table:table-cell>
          <table:table-cell office:value-type="float" office:value="1500521" table:style-name="ce6">
            <text:p>1.500.521</text:p>
          </table:table-cell>
          <table:table-cell office:value-type="percentage" office:value="0.94163571852608619" table:style-name="ce31">
            <text:p>94,2%</text:p>
          </table:table-cell>
          <table:table-cell office:value-type="float" office:value="940935" table:style-name="ce6">
            <text:p>940.935</text:p>
          </table:table-cell>
          <table:table-cell office:value-type="percentage" office:value="0.5904735787178873" table:style-name="ce31">
            <text:p>59,0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319579" table:style-name="ce6">
            <text:p>319.579</text:p>
          </table:table-cell>
          <table:table-cell office:value-type="float" office:value="299095" table:style-name="ce6">
            <text:p>299.095</text:p>
          </table:table-cell>
          <table:table-cell office:value-type="percentage" office:value="0.93590317261146694" table:style-name="ce31">
            <text:p>93,6%</text:p>
          </table:table-cell>
          <table:table-cell office:value-type="float" office:value="196249" table:style-name="ce6">
            <text:p>196.249</text:p>
          </table:table-cell>
          <table:table-cell office:value-type="percentage" office:value="0.6140860319357655" table:style-name="ce31">
            <text:p>61,4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170802" table:style-name="ce6">
            <text:p>170.802</text:p>
          </table:table-cell>
          <table:table-cell office:value-type="float" office:value="165857" table:style-name="ce6">
            <text:p>165.857</text:p>
          </table:table-cell>
          <table:table-cell office:value-type="percentage" office:value="0.97104834837999554" table:style-name="ce31">
            <text:p>97,1%</text:p>
          </table:table-cell>
          <table:table-cell office:value-type="float" office:value="111450" table:style-name="ce6">
            <text:p>111.450</text:p>
          </table:table-cell>
          <table:table-cell office:value-type="percentage" office:value="0.65250992377138439" table:style-name="ce31">
            <text:p>65,3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651150" table:style-name="ce6">
            <text:p>651.150</text:p>
          </table:table-cell>
          <table:table-cell office:value-type="float" office:value="634774" table:style-name="ce6">
            <text:p>634.774</text:p>
          </table:table-cell>
          <table:table-cell office:value-type="percentage" office:value="0.97485064885203099" table:style-name="ce31">
            <text:p>97,5%</text:p>
          </table:table-cell>
          <table:table-cell office:value-type="float" office:value="396764" table:style-name="ce6">
            <text:p>396.764</text:p>
          </table:table-cell>
          <table:table-cell office:value-type="percentage" office:value="0.60932811180219615" table:style-name="ce31">
            <text:p>60,9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14780" table:style-name="ce6">
            <text:p>14.780</text:p>
          </table:table-cell>
          <table:table-cell office:value-type="float" office:value="12784" table:style-name="ce6">
            <text:p>12.784</text:p>
          </table:table-cell>
          <table:table-cell office:value-type="percentage" office:value="0.86495263870094719" table:style-name="ce31">
            <text:p>86,5%</text:p>
          </table:table-cell>
          <table:table-cell office:value-type="float" office:value="7317" table:style-name="ce6">
            <text:p>7.317</text:p>
          </table:table-cell>
          <table:table-cell office:value-type="percentage" office:value="0.49506089309878215" table:style-name="ce31">
            <text:p>49,5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13924" table:style-name="ce6">
            <text:p>13.924</text:p>
          </table:table-cell>
          <table:table-cell office:value-type="float" office:value="11134" table:style-name="ce6">
            <text:p>11.134</text:p>
          </table:table-cell>
          <table:table-cell office:value-type="percentage" office:value="0.79962654409652401" table:style-name="ce31">
            <text:p>80,0%</text:p>
          </table:table-cell>
          <table:table-cell office:value-type="float" office:value="6698" table:style-name="ce6">
            <text:p>6.698</text:p>
          </table:table-cell>
          <table:table-cell office:value-type="percentage" office:value="0.48103993105429477" table:style-name="ce31">
            <text:p>48,1%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FF.AA.</text:p>
          </table:table-cell>
          <table:table-cell office:value-type="string" table:style-name="ce6">
            <text:p>-</text:p>
          </table:table-cell>
          <table:table-cell office:value-type="float" office:value="3319" table:style-name="ce6">
            <text:p>3.319</text:p>
          </table:table-cell>
          <table:table-cell office:value-type="string" table:style-name="ce31">
            <text:p>-</text:p>
          </table:table-cell>
          <table:table-cell office:value-type="float" office:value="643" table:style-name="ce6">
            <text:p>643</text:p>
          </table:table-cell>
          <table:table-cell office:value-type="string" table:style-name="ce31">
            <text:p>-</text:p>
          </table:table-cell>
          <table:table-cell office:value-type="date" office:date-value="2021-06-01T00:00:00" table:style-name="ce9">
            <text:p>01/06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12131055" table:style-name="ce16">
            <text:p>12.131.055</text:p>
          </table:table-cell>
          <table:table-cell office:value-type="float" office:value="11556953" table:style-name="ce16">
            <text:p>11.556.953</text:p>
          </table:table-cell>
          <table:table-cell office:value-type="percentage" office:value="0.95267501466278082" table:style-name="ce17">
            <text:p>95,3%</text:p>
          </table:table-cell>
          <table:table-cell office:value-type="float" office:value="7426022" table:style-name="ce16">
            <text:p>7.426.022</text:p>
          </table:table-cell>
          <table:table-cell office:value-type="percentage" office:value="0.61214972646649446" table:style-name="ce17">
            <text:p>61,2%</text:p>
          </table:table-cell>
          <table:table-cell table:style-name="ce32"/>
          <table:table-cell table:number-columns-repeated="16377" table:style-name="ce18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20"/>
          <table:covered-table-cell table:number-columns-repeated="9"/>
          <table:table-cell table:number-columns-repeated="16374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5" table:style-name="ce18"/>
          <table:table-cell office:value-type="float" office:value="804960" table:formula="of:=814320-9360" table:style-name="ce18">
            <text:p>804960</text:p>
          </table:table-cell>
          <table:table-cell table:number-columns-repeated="16378" table:style-name="ce18"/>
        </table:table-row>
        <table:table-row table:number-rows-repeated="1048549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8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default-cell-style-name="ce48"/>
        <table:table-column table:style-name="co3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16359" table:default-cell-style-name="ce18"/>
        <table:table-row table:style-name="ro9">
          <table:table-cell table:style-name="ce33"/>
          <table:table-cell office:value-type="string" table:style-name="ce34">
            <text:p>Personas con al menos 1 dosis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9873" table:style-name="ce40">
            <text:p>429.873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" table:style-name="ce41">
            <text:p>100,0%</text:p>
          </table:table-cell>
          <table:table-cell office:value-type="float" office:value="639607" table:style-name="ce40">
            <text:p>639.607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98343432541848552" table:style-name="ce41">
            <text:p>98,3%</text:p>
          </table:table-cell>
          <table:table-cell office:value-type="float" office:value="826677" table:style-name="ce40">
            <text:p>826.677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0.90234099986137595" table:style-name="ce41">
            <text:p>90,2%</text:p>
          </table:table-cell>
          <table:table-cell office:value-type="float" office:value="879900" table:style-name="ce40">
            <text:p>879.900</text:p>
          </table:table-cell>
          <table:table-cell office:value-type="float" office:value="1265021" table:style-name="ce40">
            <text:p>1.265.021</text:p>
          </table:table-cell>
          <table:table-cell office:value-type="percentage" office:value="0.69556157565763732" table:style-name="ce41">
            <text:p>69,6%</text:p>
          </table:table-cell>
          <table:table-cell office:value-type="float" office:value="394963" table:style-name="ce40">
            <text:p>394.963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0.13124393355311276" table:style-name="ce41">
            <text:p>13,1%</text:p>
          </table:table-cell>
          <table:table-cell office:value-type="float" office:value="39420" table:style-name="ce40">
            <text:p>39.420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6.2986741147183167E-2" table:style-name="ce41">
            <text:p>6,3%</text:p>
          </table:table-cell>
          <table:table-cell office:value-type="float" office:value="536" table:style-name="ce40">
            <text:p>536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2.946333848208838E-3" table:style-name="ce41">
            <text:p>0,3%</text:p>
          </table:table-cell>
          <table:table-cell office:value-type="float" office:value="3210976" table:style-name="ce40">
            <text:p>3.210.976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45466994552557394" table:style-name="ce41">
            <text:p>45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100349" table:style-name="ce43">
            <text:p>100.349</text:p>
          </table:table-cell>
          <table:table-cell office:value-type="float" office:value="98807" table:style-name="ce43">
            <text:p>98.807</text:p>
          </table:table-cell>
          <table:table-cell office:value-type="percentage" office:value="1" table:style-name="ce44">
            <text:p>100,0%</text:p>
          </table:table-cell>
          <table:table-cell office:value-type="float" office:value="116849" table:style-name="ce43">
            <text:p>116.849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9822958261527468" table:style-name="ce44">
            <text:p>98,2%</text:p>
          </table:table-cell>
          <table:table-cell office:value-type="float" office:value="142203" table:style-name="ce43">
            <text:p>142.203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90941822763114977" table:style-name="ce44">
            <text:p>90,9%</text:p>
          </table:table-cell>
          <table:table-cell office:value-type="float" office:value="122265" table:style-name="ce43">
            <text:p>122.265</text:p>
          </table:table-cell>
          <table:table-cell office:value-type="float" office:value="198266" table:style-name="ce43">
            <text:p>198.266</text:p>
          </table:table-cell>
          <table:table-cell office:value-type="percentage" office:value="0.6166715422714939" table:style-name="ce44">
            <text:p>61,7%</text:p>
          </table:table-cell>
          <table:table-cell office:value-type="float" office:value="63834" table:style-name="ce43">
            <text:p>63.834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0.14309893001974969" table:style-name="ce44">
            <text:p>14,3%</text:p>
          </table:table-cell>
          <table:table-cell office:value-type="float" office:value="6826" table:style-name="ce43">
            <text:p>6.826</text:p>
          </table:table-cell>
          <table:table-cell office:value-type="float" office:value="89180" table:style-name="ce43">
            <text:p>89.180</text:p>
          </table:table-cell>
          <table:table-cell office:value-type="percentage" office:value="7.6541825521417362E-2" table:style-name="ce44">
            <text:p>7,7%</text:p>
          </table:table-cell>
          <table:table-cell office:value-type="float" office:value="62" table:style-name="ce43">
            <text:p>62</text:p>
          </table:table-cell>
          <table:table-cell office:value-type="float" office:value="25106" table:style-name="ce43">
            <text:p>25.106</text:p>
          </table:table-cell>
          <table:table-cell office:value-type="percentage" office:value="2.4695291962080778E-3" table:style-name="ce44">
            <text:p>0,2%</text:p>
          </table:table-cell>
          <table:table-cell office:value-type="float" office:value="552388" table:style-name="ce43">
            <text:p>552.388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48764614694676034" table:style-name="ce44">
            <text:p>48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8104" table:style-name="ce43">
            <text:p>88.104</text:p>
          </table:table-cell>
          <table:table-cell office:value-type="float" office:value="87826" table:style-name="ce43">
            <text:p>87.826</text:p>
          </table:table-cell>
          <table:table-cell office:value-type="percentage" office:value="1" table:style-name="ce44">
            <text:p>100,0%</text:p>
          </table:table-cell>
          <table:table-cell office:value-type="float" office:value="112644" table:style-name="ce43">
            <text:p>112.644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1" table:style-name="ce44">
            <text:p>100,0%</text:p>
          </table:table-cell>
          <table:table-cell office:value-type="float" office:value="136065" table:style-name="ce43">
            <text:p>136.065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0.90920936572849009" table:style-name="ce44">
            <text:p>90,9%</text:p>
          </table:table-cell>
          <table:table-cell office:value-type="float" office:value="113367" table:style-name="ce43">
            <text:p>113.367</text:p>
          </table:table-cell>
          <table:table-cell office:value-type="float" office:value="162645" table:style-name="ce43">
            <text:p>162.645</text:p>
          </table:table-cell>
          <table:table-cell office:value-type="percentage" office:value="0.69702111961634239" table:style-name="ce44">
            <text:p>69,7%</text:p>
          </table:table-cell>
          <table:table-cell office:value-type="float" office:value="45620" table:style-name="ce43">
            <text:p>45.620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0.14163523184153742" table:style-name="ce44">
            <text:p>14,2%</text:p>
          </table:table-cell>
          <table:table-cell office:value-type="float" office:value="4616" table:style-name="ce43">
            <text:p>4.616</text:p>
          </table:table-cell>
          <table:table-cell office:value-type="float" office:value="54179" table:style-name="ce43">
            <text:p>54.179</text:p>
          </table:table-cell>
          <table:table-cell office:value-type="percentage" office:value="8.5199062367337902E-2" table:style-name="ce44">
            <text:p>8,5%</text:p>
          </table:table-cell>
          <table:table-cell office:value-type="float" office:value="53" table:style-name="ce43">
            <text:p>53</text:p>
          </table:table-cell>
          <table:table-cell office:value-type="float" office:value="15563" table:style-name="ce43">
            <text:p>15.563</text:p>
          </table:table-cell>
          <table:table-cell office:value-type="percentage" office:value="3.4055130758851122E-3" table:style-name="ce44">
            <text:p>0,3%</text:p>
          </table:table-cell>
          <table:table-cell office:value-type="float" office:value="500469" table:style-name="ce43">
            <text:p>500.469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55533067246332424" table:style-name="ce44">
            <text:p>55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50353" table:style-name="ce43">
            <text:p>50.353</text:p>
          </table:table-cell>
          <table:table-cell office:value-type="float" office:value="49542" table:style-name="ce43">
            <text:p>49.542</text:p>
          </table:table-cell>
          <table:table-cell office:value-type="percentage" office:value="1" table:style-name="ce44">
            <text:p>100,0%</text:p>
          </table:table-cell>
          <table:table-cell office:value-type="float" office:value="76117" table:style-name="ce43">
            <text:p>76.117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94536489641810328" table:style-name="ce44">
            <text:p>94,5%</text:p>
          </table:table-cell>
          <table:table-cell office:value-type="float" office:value="94320" table:style-name="ce43">
            <text:p>94.320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0.80456534534380841" table:style-name="ce44">
            <text:p>80,5%</text:p>
          </table:table-cell>
          <table:table-cell office:value-type="float" office:value="107617" table:style-name="ce43">
            <text:p>107.617</text:p>
          </table:table-cell>
          <table:table-cell office:value-type="float" office:value="165797" table:style-name="ce43">
            <text:p>165.797</text:p>
          </table:table-cell>
          <table:table-cell office:value-type="percentage" office:value="0.64908894612085866" table:style-name="ce44">
            <text:p>64,9%</text:p>
          </table:table-cell>
          <table:table-cell office:value-type="float" office:value="55530" table:style-name="ce43">
            <text:p>55.530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0.11966279786404169" table:style-name="ce44">
            <text:p>12,0%</text:p>
          </table:table-cell>
          <table:table-cell office:value-type="float" office:value="4453" table:style-name="ce43">
            <text:p>4.453</text:p>
          </table:table-cell>
          <table:table-cell office:value-type="float" office:value="85839" table:style-name="ce43">
            <text:p>85.839</text:p>
          </table:table-cell>
          <table:table-cell office:value-type="percentage" office:value="5.1876186814851059E-2" table:style-name="ce44">
            <text:p>5,2%</text:p>
          </table:table-cell>
          <table:table-cell office:value-type="float" office:value="43" table:style-name="ce43">
            <text:p>43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8454935622317598E-3" table:style-name="ce44">
            <text:p>0,2%</text:p>
          </table:table-cell>
          <table:table-cell office:value-type="float" office:value="388433" table:style-name="ce43">
            <text:p>388.433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39383683521599872" table:style-name="ce44">
            <text:p>39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90646" table:style-name="ce43">
            <text:p>90.646</text:p>
          </table:table-cell>
          <table:table-cell office:value-type="float" office:value="90236" table:style-name="ce43">
            <text:p>90.236</text:p>
          </table:table-cell>
          <table:table-cell office:value-type="percentage" office:value="1" table:style-name="ce44">
            <text:p>100,0%</text:p>
          </table:table-cell>
          <table:table-cell office:value-type="float" office:value="145522" table:style-name="ce43">
            <text:p>145.522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94170101791873473" table:style-name="ce44">
            <text:p>94,2%</text:p>
          </table:table-cell>
          <table:table-cell office:value-type="float" office:value="201159" table:style-name="ce43">
            <text:p>201.159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0.85566076259506918" table:style-name="ce44">
            <text:p>85,6%</text:p>
          </table:table-cell>
          <table:table-cell office:value-type="float" office:value="215768" table:style-name="ce43">
            <text:p>215.768</text:p>
          </table:table-cell>
          <table:table-cell office:value-type="float" office:value="350512" table:style-name="ce43">
            <text:p>350.512</text:p>
          </table:table-cell>
          <table:table-cell office:value-type="percentage" office:value="0.61557949513854016" table:style-name="ce44">
            <text:p>61,6%</text:p>
          </table:table-cell>
          <table:table-cell office:value-type="float" office:value="123654" table:style-name="ce43">
            <text:p>123.654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0.14854921427035442" table:style-name="ce44">
            <text:p>14,9%</text:p>
          </table:table-cell>
          <table:table-cell office:value-type="float" office:value="8114" table:style-name="ce43">
            <text:p>8.114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4.9506098267835683E-2" table:style-name="ce44">
            <text:p>5,0%</text:p>
          </table:table-cell>
          <table:table-cell office:value-type="float" office:value="87" table:style-name="ce43">
            <text:p>87</text:p>
          </table:table-cell>
          <table:table-cell office:value-type="float" office:value="44352" table:style-name="ce43">
            <text:p>44.352</text:p>
          </table:table-cell>
          <table:table-cell office:value-type="percentage" office:value="1.9615800865800865E-3" table:style-name="ce44">
            <text:p>0,2%</text:p>
          </table:table-cell>
          <table:table-cell office:value-type="float" office:value="784950" table:style-name="ce43">
            <text:p>784.950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41952760854565369" table:style-name="ce44">
            <text:p>42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2004" table:style-name="ce43">
            <text:p>42.004</text:p>
          </table:table-cell>
          <table:table-cell office:value-type="float" office:value="41042" table:style-name="ce43">
            <text:p>41.042</text:p>
          </table:table-cell>
          <table:table-cell office:value-type="percentage" office:value="1" table:style-name="ce44">
            <text:p>100,0%</text:p>
          </table:table-cell>
          <table:table-cell office:value-type="float" office:value="55307" table:style-name="ce43">
            <text:p>55.307</text:p>
          </table:table-cell>
          <table:table-cell office:value-type="float" office:value="53066" table:style-name="ce43">
            <text:p>53.066</text:p>
          </table:table-cell>
          <table:table-cell office:value-type="percentage" office:value="1" table:style-name="ce44">
            <text:p>100,0%</text:p>
          </table:table-cell>
          <table:table-cell office:value-type="float" office:value="71064" table:style-name="ce43">
            <text:p>71.064</text:p>
          </table:table-cell>
          <table:table-cell office:value-type="float" office:value="77345" table:style-name="ce43">
            <text:p>77.345</text:p>
          </table:table-cell>
          <table:table-cell office:value-type="percentage" office:value="0.91879242355679103" table:style-name="ce44">
            <text:p>91,9%</text:p>
          </table:table-cell>
          <table:table-cell office:value-type="float" office:value="49029" table:style-name="ce43">
            <text:p>49.029</text:p>
          </table:table-cell>
          <table:table-cell office:value-type="float" office:value="89964" table:style-name="ce43">
            <text:p>89.964</text:p>
          </table:table-cell>
          <table:table-cell office:value-type="percentage" office:value="0.54498466053087902" table:style-name="ce44">
            <text:p>54,5%</text:p>
          </table:table-cell>
          <table:table-cell office:value-type="float" office:value="26276" table:style-name="ce43">
            <text:p>26.276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0.13527525084817316" table:style-name="ce44">
            <text:p>13,5%</text:p>
          </table:table-cell>
          <table:table-cell office:value-type="float" office:value="1826" table:style-name="ce43">
            <text:p>1.826</text:p>
          </table:table-cell>
          <table:table-cell office:value-type="float" office:value="34935" table:style-name="ce43">
            <text:p>34.935</text:p>
          </table:table-cell>
          <table:table-cell office:value-type="percentage" office:value="5.2268498640332048E-2" table:style-name="ce44">
            <text:p>5,2%</text:p>
          </table:table-cell>
          <table:table-cell office:value-type="float" office:value="9" table:style-name="ce43">
            <text:p>9</text:p>
          </table:table-cell>
          <table:table-cell office:value-type="float" office:value="10791" table:style-name="ce43">
            <text:p>10.791</text:p>
          </table:table-cell>
          <table:table-cell office:value-type="percentage" office:value="8.3402835696413675E-4" table:style-name="ce44">
            <text:p>0,1%</text:p>
          </table:table-cell>
          <table:table-cell office:value-type="float" office:value="245515" table:style-name="ce43">
            <text:p>245.515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48967458076045506" table:style-name="ce44">
            <text:p>49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7934" table:style-name="ce43">
            <text:p>227.934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1" table:style-name="ce44">
            <text:p>100,0%</text:p>
          </table:table-cell>
          <table:table-cell office:value-type="float" office:value="247408" table:style-name="ce43">
            <text:p>247.408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1" table:style-name="ce44">
            <text:p>100,0%</text:p>
          </table:table-cell>
          <table:table-cell office:value-type="float" office:value="302325" table:style-name="ce43">
            <text:p>302.325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94899160323314757" table:style-name="ce44">
            <text:p>94,9%</text:p>
          </table:table-cell>
          <table:table-cell office:value-type="float" office:value="168159" table:style-name="ce43">
            <text:p>168.159</text:p>
          </table:table-cell>
          <table:table-cell office:value-type="float" office:value="381175" table:style-name="ce43">
            <text:p>381.175</text:p>
          </table:table-cell>
          <table:table-cell office:value-type="percentage" office:value="0.44115957237489339" table:style-name="ce44">
            <text:p>44,1%</text:p>
          </table:table-cell>
          <table:table-cell office:value-type="float" office:value="100646" table:style-name="ce43">
            <text:p>100.646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0.13620136680424927" table:style-name="ce44">
            <text:p>13,6%</text:p>
          </table:table-cell>
          <table:table-cell office:value-type="float" office:value="9318" table:style-name="ce43">
            <text:p>9.318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6.4519256069019953E-2" table:style-name="ce44">
            <text:p>6,5%</text:p>
          </table:table-cell>
          <table:table-cell office:value-type="float" office:value="119" table:style-name="ce43">
            <text:p>119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9249827942188574E-3" table:style-name="ce44">
            <text:p>0,3%</text:p>
          </table:table-cell>
          <table:table-cell office:value-type="float" office:value="1055909" table:style-name="ce43">
            <text:p>1.055.909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50452607492188972" table:style-name="ce44">
            <text:p>50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6925" table:style-name="ce43">
            <text:p>136.925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1" table:style-name="ce44">
            <text:p>100,0%</text:p>
          </table:table-cell>
          <table:table-cell office:value-type="float" office:value="156295" table:style-name="ce43">
            <text:p>156.295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9823634043783509" table:style-name="ce44">
            <text:p>98,2%</text:p>
          </table:table-cell>
          <table:table-cell office:value-type="float" office:value="204706" table:style-name="ce43">
            <text:p>204.706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0.93710973979601175" table:style-name="ce44">
            <text:p>93,7%</text:p>
          </table:table-cell>
          <table:table-cell office:value-type="float" office:value="227183" table:style-name="ce43">
            <text:p>227.183</text:p>
          </table:table-cell>
          <table:table-cell office:value-type="float" office:value="307478" table:style-name="ce43">
            <text:p>307.478</text:p>
          </table:table-cell>
          <table:table-cell office:value-type="percentage" office:value="0.73885936554810427" table:style-name="ce44">
            <text:p>73,9%</text:p>
          </table:table-cell>
          <table:table-cell office:value-type="float" office:value="92388" table:style-name="ce43">
            <text:p>92.388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0.13051641202771716" table:style-name="ce44">
            <text:p>13,1%</text:p>
          </table:table-cell>
          <table:table-cell office:value-type="float" office:value="8069" table:style-name="ce43">
            <text:p>8.069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5.3966746478684838E-2" table:style-name="ce44">
            <text:p>5,4%</text:p>
          </table:table-cell>
          <table:table-cell office:value-type="float" office:value="112" table:style-name="ce43">
            <text:p>112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6437541308658294E-3" table:style-name="ce44">
            <text:p>0,3%</text:p>
          </table:table-cell>
          <table:table-cell office:value-type="float" office:value="825678" table:style-name="ce43">
            <text:p>825.678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48005539650829904" table:style-name="ce44">
            <text:p>48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53299" table:style-name="ce43">
            <text:p>453.299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1" table:style-name="ce44">
            <text:p>100,0%</text:p>
          </table:table-cell>
          <table:table-cell office:value-type="float" office:value="603482" table:style-name="ce43">
            <text:p>603.482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94992853679882638" table:style-name="ce44">
            <text:p>95,0%</text:p>
          </table:table-cell>
          <table:table-cell office:value-type="float" office:value="706578" table:style-name="ce43">
            <text:p>706.578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0.84359061300120342" table:style-name="ce44">
            <text:p>84,4%</text:p>
          </table:table-cell>
          <table:table-cell office:value-type="float" office:value="720774" table:style-name="ce43">
            <text:p>720.774</text:p>
          </table:table-cell>
          <table:table-cell office:value-type="float" office:value="1091780" table:style-name="ce43">
            <text:p>1.091.780</text:p>
          </table:table-cell>
          <table:table-cell office:value-type="percentage" office:value="0.66018245434061806" table:style-name="ce44">
            <text:p>66,0%</text:p>
          </table:table-cell>
          <table:table-cell office:value-type="float" office:value="348522" table:style-name="ce43">
            <text:p>348.522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0.12431115990506579" table:style-name="ce44">
            <text:p>12,4%</text:p>
          </table:table-cell>
          <table:table-cell office:value-type="float" office:value="47845" table:style-name="ce43">
            <text:p>47.845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8.6003278712098882E-2" table:style-name="ce44">
            <text:p>8,6%</text:p>
          </table:table-cell>
          <table:table-cell office:value-type="float" office:value="854" table:style-name="ce43">
            <text:p>854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5.3420407346244309E-3" table:style-name="ce44">
            <text:p>0,5%</text:p>
          </table:table-cell>
          <table:table-cell office:value-type="float" office:value="2881354" table:style-name="ce43">
            <text:p>2.881.354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44113669148017243" table:style-name="ce44">
            <text:p>44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93635" table:style-name="ce43">
            <text:p>293.635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" table:style-name="ce44">
            <text:p>100,0%</text:p>
          </table:table-cell>
          <table:table-cell office:value-type="float" office:value="425427" table:style-name="ce43">
            <text:p>425.427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97160064129794321" table:style-name="ce44">
            <text:p>97,2%</text:p>
          </table:table-cell>
          <table:table-cell office:value-type="float" office:value="518422" table:style-name="ce43">
            <text:p>518.422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0.89271052885343916" table:style-name="ce44">
            <text:p>89,3%</text:p>
          </table:table-cell>
          <table:table-cell office:value-type="float" office:value="378843" table:style-name="ce43">
            <text:p>378.843</text:p>
          </table:table-cell>
          <table:table-cell office:value-type="float" office:value="752334" table:style-name="ce43">
            <text:p>752.334</text:p>
          </table:table-cell>
          <table:table-cell office:value-type="percentage" office:value="0.50355693083125319" table:style-name="ce44">
            <text:p>50,4%</text:p>
          </table:table-cell>
          <table:table-cell office:value-type="float" office:value="215898" table:style-name="ce43">
            <text:p>215.898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0.12225483262144762" table:style-name="ce44">
            <text:p>12,2%</text:p>
          </table:table-cell>
          <table:table-cell office:value-type="float" office:value="21236" table:style-name="ce43">
            <text:p>21.236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6.0186943435156473E-2" table:style-name="ce44">
            <text:p>6,0%</text:p>
          </table:table-cell>
          <table:table-cell office:value-type="float" office:value="191" table:style-name="ce43">
            <text:p>191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8534871760036487E-3" table:style-name="ce44">
            <text:p>0,2%</text:p>
          </table:table-cell>
          <table:table-cell office:value-type="float" office:value="1853652" table:style-name="ce43">
            <text:p>1.853.652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43418120747990596" table:style-name="ce44">
            <text:p>43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7894" table:style-name="ce43">
            <text:p>77.894</text:p>
          </table:table-cell>
          <table:table-cell office:value-type="float" office:value="76005" table:style-name="ce43">
            <text:p>76.005</text:p>
          </table:table-cell>
          <table:table-cell office:value-type="percentage" office:value="1" table:style-name="ce44">
            <text:p>100,0%</text:p>
          </table:table-cell>
          <table:table-cell office:value-type="float" office:value="94980" table:style-name="ce43">
            <text:p>94.980</text:p>
          </table:table-cell>
          <table:table-cell office:value-type="float" office:value="91876" table:style-name="ce43">
            <text:p>91.876</text:p>
          </table:table-cell>
          <table:table-cell office:value-type="percentage" office:value="1" table:style-name="ce44">
            <text:p>100,0%</text:p>
          </table:table-cell>
          <table:table-cell office:value-type="float" office:value="125020" table:style-name="ce43">
            <text:p>125.020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0.99778925273550045" table:style-name="ce44">
            <text:p>99,8%</text:p>
          </table:table-cell>
          <table:table-cell office:value-type="float" office:value="103080" table:style-name="ce43">
            <text:p>103.080</text:p>
          </table:table-cell>
          <table:table-cell office:value-type="float" office:value="169216" table:style-name="ce43">
            <text:p>169.216</text:p>
          </table:table-cell>
          <table:table-cell office:value-type="percentage" office:value="0.60916225416036307" table:style-name="ce44">
            <text:p>60,9%</text:p>
          </table:table-cell>
          <table:table-cell office:value-type="float" office:value="48803" table:style-name="ce43">
            <text:p>48.803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0.13873238235478058" table:style-name="ce44">
            <text:p>13,9%</text:p>
          </table:table-cell>
          <table:table-cell office:value-type="float" office:value="2817" table:style-name="ce43">
            <text:p>2.817</text:p>
          </table:table-cell>
          <table:table-cell office:value-type="float" office:value="76088" table:style-name="ce43">
            <text:p>76.088</text:p>
          </table:table-cell>
          <table:table-cell office:value-type="percentage" office:value="3.7022920828514355E-2" table:style-name="ce44">
            <text:p>3,7%</text:p>
          </table:table-cell>
          <table:table-cell office:value-type="float" office:value="73" table:style-name="ce43">
            <text:p>73</text:p>
          </table:table-cell>
          <table:table-cell office:value-type="float" office:value="20953" table:style-name="ce43">
            <text:p>20.953</text:p>
          </table:table-cell>
          <table:table-cell office:value-type="percentage" office:value="3.4839879730826136E-3" table:style-name="ce44">
            <text:p>0,3%</text:p>
          </table:table-cell>
          <table:table-cell office:value-type="float" office:value="452667" table:style-name="ce43">
            <text:p>452.667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4967740802644387" table:style-name="ce44">
            <text:p>49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9821" table:style-name="ce43">
            <text:p>239.821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1" table:style-name="ce44">
            <text:p>100,0%</text:p>
          </table:table-cell>
          <table:table-cell office:value-type="float" office:value="285376" table:style-name="ce43">
            <text:p>285.376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98486343965047174" table:style-name="ce44">
            <text:p>98,5%</text:p>
          </table:table-cell>
          <table:table-cell office:value-type="float" office:value="323942" table:style-name="ce43">
            <text:p>323.942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0.93374686893784575" table:style-name="ce44">
            <text:p>93,4%</text:p>
          </table:table-cell>
          <table:table-cell office:value-type="float" office:value="265172" table:style-name="ce43">
            <text:p>265.172</text:p>
          </table:table-cell>
          <table:table-cell office:value-type="float" office:value="405889" table:style-name="ce43">
            <text:p>405.889</text:p>
          </table:table-cell>
          <table:table-cell office:value-type="percentage" office:value="0.65331161967927187" table:style-name="ce44">
            <text:p>65,3%</text:p>
          </table:table-cell>
          <table:table-cell office:value-type="float" office:value="105061" table:style-name="ce43">
            <text:p>105.061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0.11817832090744249" table:style-name="ce44">
            <text:p>11,8%</text:p>
          </table:table-cell>
          <table:table-cell office:value-type="float" office:value="6555" table:style-name="ce43">
            <text:p>6.555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4.2914661691053714E-2" table:style-name="ce44">
            <text:p>4,3%</text:p>
          </table:table-cell>
          <table:table-cell office:value-type="float" office:value="44" table:style-name="ce43">
            <text:p>44</text:p>
          </table:table-cell>
          <table:table-cell office:value-type="float" office:value="44014" table:style-name="ce43">
            <text:p>44.014</text:p>
          </table:table-cell>
          <table:table-cell office:value-type="percentage" office:value="9.9968191938928528E-4" table:style-name="ce44">
            <text:p>0,1%</text:p>
          </table:table-cell>
          <table:table-cell office:value-type="float" office:value="1225971" table:style-name="ce43">
            <text:p>1.225.971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51889811537333397" table:style-name="ce44">
            <text:p>51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3241" table:style-name="ce43">
            <text:p>23.241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" table:style-name="ce44">
            <text:p>100,0%</text:p>
          </table:table-cell>
          <table:table-cell office:value-type="float" office:value="28330" table:style-name="ce43">
            <text:p>28.330</text:p>
          </table:table-cell>
          <table:table-cell office:value-type="float" office:value="28125" table:style-name="ce43">
            <text:p>28.125</text:p>
          </table:table-cell>
          <table:table-cell office:value-type="percentage" office:value="1" table:style-name="ce44">
            <text:p>100,0%</text:p>
          </table:table-cell>
          <table:table-cell office:value-type="float" office:value="35566" table:style-name="ce43">
            <text:p>35.566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94294501299114486" table:style-name="ce44">
            <text:p>94,3%</text:p>
          </table:table-cell>
          <table:table-cell office:value-type="float" office:value="26714" table:style-name="ce43">
            <text:p>26.714</text:p>
          </table:table-cell>
          <table:table-cell office:value-type="float" office:value="47664" table:style-name="ce43">
            <text:p>47.664</text:p>
          </table:table-cell>
          <table:table-cell office:value-type="percentage" office:value="0.560464921114468" table:style-name="ce44">
            <text:p>56,0%</text:p>
          </table:table-cell>
          <table:table-cell office:value-type="float" office:value="14840" table:style-name="ce43">
            <text:p>14.840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0.1378951476518798" table:style-name="ce44">
            <text:p>13,8%</text:p>
          </table:table-cell>
          <table:table-cell office:value-type="float" office:value="1498" table:style-name="ce43">
            <text:p>1.498</text:p>
          </table:table-cell>
          <table:table-cell office:value-type="float" office:value="21170" table:style-name="ce43">
            <text:p>21.170</text:p>
          </table:table-cell>
          <table:table-cell office:value-type="percentage" office:value="7.076051015588096E-2" table:style-name="ce44">
            <text:p>7,1%</text:p>
          </table:table-cell>
          <table:table-cell office:value-type="float" office:value="10" table:style-name="ce43">
            <text:p>10</text:p>
          </table:table-cell>
          <table:table-cell office:value-type="float" office:value="6286" table:style-name="ce43">
            <text:p>6.286</text:p>
          </table:table-cell>
          <table:table-cell office:value-type="percentage" office:value="1.590836780146357E-3" table:style-name="ce44">
            <text:p>0,2%</text:p>
          </table:table-cell>
          <table:table-cell office:value-type="float" office:value="130199" table:style-name="ce43">
            <text:p>130.199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48081525030651284" table:style-name="ce44">
            <text:p>48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9114" table:style-name="ce43">
            <text:p>369.114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1" table:style-name="ce44">
            <text:p>100,0%</text:p>
          </table:table-cell>
          <table:table-cell office:value-type="float" office:value="500262" table:style-name="ce43">
            <text:p>500.262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95092200630701351" table:style-name="ce44">
            <text:p>95,1%</text:p>
          </table:table-cell>
          <table:table-cell office:value-type="float" office:value="631145" table:style-name="ce43">
            <text:p>631.145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0.89737574343509308" table:style-name="ce44">
            <text:p>89,7%</text:p>
          </table:table-cell>
          <table:table-cell office:value-type="float" office:value="613592" table:style-name="ce43">
            <text:p>613.592</text:p>
          </table:table-cell>
          <table:table-cell office:value-type="float" office:value="972783" table:style-name="ce43">
            <text:p>972.783</text:p>
          </table:table-cell>
          <table:table-cell office:value-type="percentage" office:value="0.63075937799077497" table:style-name="ce44">
            <text:p>63,1%</text:p>
          </table:table-cell>
          <table:table-cell office:value-type="float" office:value="324590" table:style-name="ce43">
            <text:p>324.590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0.12912647584055134" table:style-name="ce44">
            <text:p>12,9%</text:p>
          </table:table-cell>
          <table:table-cell office:value-type="float" office:value="32478" table:style-name="ce43">
            <text:p>32.478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6.7702557346429965E-2" table:style-name="ce44">
            <text:p>6,8%</text:p>
          </table:table-cell>
          <table:table-cell office:value-type="float" office:value="452" table:style-name="ce43">
            <text:p>452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3.3269297296501573E-3" table:style-name="ce44">
            <text:p>0,3%</text:p>
          </table:table-cell>
          <table:table-cell office:value-type="float" office:value="2471633" table:style-name="ce43">
            <text:p>2.471.633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43395305482824265" table:style-name="ce44">
            <text:p>43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2914" table:style-name="ce43">
            <text:p>72.914</text:p>
          </table:table-cell>
          <table:table-cell office:value-type="float" office:value="69771" table:style-name="ce43">
            <text:p>69.771</text:p>
          </table:table-cell>
          <table:table-cell office:value-type="percentage" office:value="1" table:style-name="ce44">
            <text:p>100,0%</text:p>
          </table:table-cell>
          <table:table-cell office:value-type="float" office:value="98960" table:style-name="ce43">
            <text:p>98.960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96171974460393206" table:style-name="ce44">
            <text:p>96,2%</text:p>
          </table:table-cell>
          <table:table-cell office:value-type="float" office:value="127221" table:style-name="ce43">
            <text:p>127.221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0.8659850655848178" table:style-name="ce44">
            <text:p>86,6%</text:p>
          </table:table-cell>
          <table:table-cell office:value-type="float" office:value="137131" table:style-name="ce43">
            <text:p>137.131</text:p>
          </table:table-cell>
          <table:table-cell office:value-type="float" office:value="213256" table:style-name="ce43">
            <text:p>213.256</text:p>
          </table:table-cell>
          <table:table-cell office:value-type="percentage" office:value="0.64303466256517983" table:style-name="ce44">
            <text:p>64,3%</text:p>
          </table:table-cell>
          <table:table-cell office:value-type="float" office:value="63977" table:style-name="ce43">
            <text:p>63.977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0.11605489193037831" table:style-name="ce44">
            <text:p>11,6%</text:p>
          </table:table-cell>
          <table:table-cell office:value-type="float" office:value="7577" table:style-name="ce43">
            <text:p>7.577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6.3850944238920682E-2" table:style-name="ce44">
            <text:p>6,4%</text:p>
          </table:table-cell>
          <table:table-cell office:value-type="float" office:value="141" table:style-name="ce43">
            <text:p>141</text:p>
          </table:table-cell>
          <table:table-cell office:value-type="float" office:value="34712" table:style-name="ce43">
            <text:p>34.712</text:p>
          </table:table-cell>
          <table:table-cell office:value-type="percentage" office:value="4.0619958515787048E-3" table:style-name="ce44">
            <text:p>0,4%</text:p>
          </table:table-cell>
          <table:table-cell office:value-type="float" office:value="507921" table:style-name="ce43">
            <text:p>507.921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41044817730240268" table:style-name="ce44">
            <text:p>41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2297" table:style-name="ce43">
            <text:p>42.297</text:p>
          </table:table-cell>
          <table:table-cell office:value-type="float" office:value="41166" table:style-name="ce43">
            <text:p>41.166</text:p>
          </table:table-cell>
          <table:table-cell office:value-type="percentage" office:value="1" table:style-name="ce44">
            <text:p>100,0%</text:p>
          </table:table-cell>
          <table:table-cell office:value-type="float" office:value="55385" table:style-name="ce43">
            <text:p>55.385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99270504731861198" table:style-name="ce44">
            <text:p>99,3%</text:p>
          </table:table-cell>
          <table:table-cell office:value-type="float" office:value="68175" table:style-name="ce43">
            <text:p>68.175</text:p>
          </table:table-cell>
          <table:table-cell office:value-type="float" office:value="73844" table:style-name="ce43">
            <text:p>73.844</text:p>
          </table:table-cell>
          <table:table-cell office:value-type="percentage" office:value="0.92323005254319923" table:style-name="ce44">
            <text:p>92,3%</text:p>
          </table:table-cell>
          <table:table-cell office:value-type="float" office:value="68485" table:style-name="ce43">
            <text:p>68.485</text:p>
          </table:table-cell>
          <table:table-cell office:value-type="float" office:value="96694" table:style-name="ce43">
            <text:p>96.694</text:p>
          </table:table-cell>
          <table:table-cell office:value-type="percentage" office:value="0.70826524913645106" table:style-name="ce44">
            <text:p>70,8%</text:p>
          </table:table-cell>
          <table:table-cell office:value-type="float" office:value="30547" table:style-name="ce43">
            <text:p>30.547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0.1369648653980666" table:style-name="ce44">
            <text:p>13,7%</text:p>
          </table:table-cell>
          <table:table-cell office:value-type="float" office:value="3706" table:style-name="ce43">
            <text:p>3.706</text:p>
          </table:table-cell>
          <table:table-cell office:value-type="float" office:value="48505" table:style-name="ce43">
            <text:p>48.505</text:p>
          </table:table-cell>
          <table:table-cell office:value-type="percentage" office:value="7.6404494382022473E-2" table:style-name="ce44">
            <text:p>7,6%</text:p>
          </table:table-cell>
          <table:table-cell office:value-type="float" office:value="11" table:style-name="ce43">
            <text:p>11</text:p>
          </table:table-cell>
          <table:table-cell office:value-type="float" office:value="13906" table:style-name="ce43">
            <text:p>13.906</text:p>
          </table:table-cell>
          <table:table-cell office:value-type="percentage" office:value="7.9102545663742275E-4" table:style-name="ce44">
            <text:p>0,1%</text:p>
          </table:table-cell>
          <table:table-cell office:value-type="float" office:value="268606" table:style-name="ce43">
            <text:p>268.606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48578223480155897" table:style-name="ce44">
            <text:p>48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61627" table:style-name="ce43">
            <text:p>161.627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1" table:style-name="ce44">
            <text:p>100,0%</text:p>
          </table:table-cell>
          <table:table-cell office:value-type="float" office:value="209329" table:style-name="ce43">
            <text:p>209.329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98239167265030669" table:style-name="ce44">
            <text:p>98,2%</text:p>
          </table:table-cell>
          <table:table-cell office:value-type="float" office:value="263818" table:style-name="ce43">
            <text:p>263.818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0.94180687493529536" table:style-name="ce44">
            <text:p>94,2%</text:p>
          </table:table-cell>
          <table:table-cell office:value-type="float" office:value="198777" table:style-name="ce43">
            <text:p>198.777</text:p>
          </table:table-cell>
          <table:table-cell office:value-type="float" office:value="339977" table:style-name="ce43">
            <text:p>339.977</text:p>
          </table:table-cell>
          <table:table-cell office:value-type="percentage" office:value="0.58467778702676942" table:style-name="ce44">
            <text:p>58,5%</text:p>
          </table:table-cell>
          <table:table-cell office:value-type="float" office:value="94879" table:style-name="ce43">
            <text:p>94.879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0.13089484844429666" table:style-name="ce44">
            <text:p>13,1%</text:p>
          </table:table-cell>
          <table:table-cell office:value-type="float" office:value="12130" table:style-name="ce43">
            <text:p>12.130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8.6443419824262596E-2" table:style-name="ce44">
            <text:p>8,6%</text:p>
          </table:table-cell>
          <table:table-cell office:value-type="float" office:value="42" table:style-name="ce43">
            <text:p>42</text:p>
          </table:table-cell>
          <table:table-cell office:value-type="float" office:value="41824" table:style-name="ce43">
            <text:p>41.824</text:p>
          </table:table-cell>
          <table:table-cell office:value-type="percentage" office:value="1.0042081101759755E-3" table:style-name="ce44">
            <text:p>0,1%</text:p>
          </table:table-cell>
          <table:table-cell office:value-type="float" office:value="940602" table:style-name="ce43">
            <text:p>940.602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4955432287580942" table:style-name="ce44">
            <text:p>49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339" table:style-name="ce43">
            <text:p>2.339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9788867562380037" table:style-name="ce44">
            <text:p>89,8%</text:p>
          </table:table-cell>
          <table:table-cell office:value-type="float" office:value="3720" table:style-name="ce43">
            <text:p>3.720</text:p>
          </table:table-cell>
          <table:table-cell office:value-type="float" office:value="4318" table:style-name="ce43">
            <text:p>4.318</text:p>
          </table:table-cell>
          <table:table-cell office:value-type="percentage" office:value="0.86150995831403432" table:style-name="ce44">
            <text:p>86,2%</text:p>
          </table:table-cell>
          <table:table-cell office:value-type="float" office:value="6725" table:style-name="ce43">
            <text:p>6.725</text:p>
          </table:table-cell>
          <table:table-cell office:value-type="float" office:value="7857" table:style-name="ce43">
            <text:p>7.857</text:p>
          </table:table-cell>
          <table:table-cell office:value-type="percentage" office:value="0.85592465317551225" table:style-name="ce44">
            <text:p>85,6%</text:p>
          </table:table-cell>
          <table:table-cell office:value-type="float" office:value="8988" table:style-name="ce43">
            <text:p>8.988</text:p>
          </table:table-cell>
          <table:table-cell office:value-type="float" office:value="11556" table:style-name="ce43">
            <text:p>11.556</text:p>
          </table:table-cell>
          <table:table-cell office:value-type="percentage" office:value="0.77777777777777779" table:style-name="ce44">
            <text:p>77,8%</text:p>
          </table:table-cell>
          <table:table-cell office:value-type="float" office:value="8356" table:style-name="ce43">
            <text:p>8.356</text:p>
          </table:table-cell>
          <table:table-cell office:value-type="float" office:value="30066" table:style-name="ce43">
            <text:p>30.066</text:p>
          </table:table-cell>
          <table:table-cell office:value-type="percentage" office:value="0.27792190514202086" table:style-name="ce44">
            <text:p>27,8%</text:p>
          </table:table-cell>
          <table:table-cell office:value-type="float" office:value="544" table:style-name="ce43">
            <text:p>544</text:p>
          </table:table-cell>
          <table:table-cell office:value-type="float" office:value="7581" table:style-name="ce43">
            <text:p>7.581</text:p>
          </table:table-cell>
          <table:table-cell office:value-type="percentage" office:value="7.1758343226487276E-2" table:style-name="ce44">
            <text:p>7,2%</text:p>
          </table:table-cell>
          <table:table-cell office:value-type="float" office:value="8" table:style-name="ce43">
            <text:p>8</text:p>
          </table:table-cell>
          <table:table-cell office:value-type="float" office:value="2175" table:style-name="ce43">
            <text:p>2.175</text:p>
          </table:table-cell>
          <table:table-cell office:value-type="percentage" office:value="3.6781609195402297E-3" table:style-name="ce44">
            <text:p>0,4%</text:p>
          </table:table-cell>
          <table:table-cell office:value-type="float" office:value="30680" table:style-name="ce43">
            <text:p>30.680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46373832340759996" table:style-name="ce44">
            <text:p>46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909" table:style-name="ce43">
            <text:p>1.909</text:p>
          </table:table-cell>
          <table:table-cell office:value-type="float" office:value="2349" table:style-name="ce43">
            <text:p>2.349</text:p>
          </table:table-cell>
          <table:table-cell office:value-type="percentage" office:value="0.81268624946785861" table:style-name="ce44">
            <text:p>81,3%</text:p>
          </table:table-cell>
          <table:table-cell office:value-type="float" office:value="3094" table:style-name="ce43">
            <text:p>3.094</text:p>
          </table:table-cell>
          <table:table-cell office:value-type="float" office:value="3748" table:style-name="ce43">
            <text:p>3.748</text:p>
          </table:table-cell>
          <table:table-cell office:value-type="percentage" office:value="0.82550693703308431" table:style-name="ce44">
            <text:p>82,6%</text:p>
          </table:table-cell>
          <table:table-cell office:value-type="float" office:value="6131" table:style-name="ce43">
            <text:p>6.131</text:p>
          </table:table-cell>
          <table:table-cell office:value-type="float" office:value="7827" table:style-name="ce43">
            <text:p>7.827</text:p>
          </table:table-cell>
          <table:table-cell office:value-type="percentage" office:value="0.78331416890251693" table:style-name="ce44">
            <text:p>78,3%</text:p>
          </table:table-cell>
          <table:table-cell office:value-type="float" office:value="7983" table:style-name="ce43">
            <text:p>7.983</text:p>
          </table:table-cell>
          <table:table-cell office:value-type="float" office:value="11299" table:style-name="ce43">
            <text:p>11.299</text:p>
          </table:table-cell>
          <table:table-cell office:value-type="percentage" office:value="0.70652270112399329" table:style-name="ce44">
            <text:p>70,7%</text:p>
          </table:table-cell>
          <table:table-cell office:value-type="float" office:value="9424" table:style-name="ce43">
            <text:p>9.424</text:p>
          </table:table-cell>
          <table:table-cell office:value-type="float" office:value="30095" table:style-name="ce43">
            <text:p>30.095</text:p>
          </table:table-cell>
          <table:table-cell office:value-type="percentage" office:value="0.31314171789333778" table:style-name="ce44">
            <text:p>31,3%</text:p>
          </table:table-cell>
          <table:table-cell office:value-type="float" office:value="315" table:style-name="ce43">
            <text:p>315</text:p>
          </table:table-cell>
          <table:table-cell office:value-type="float" office:value="8536" table:style-name="ce43">
            <text:p>8.536</text:p>
          </table:table-cell>
          <table:table-cell office:value-type="percentage" office:value="3.6902530459231489E-2" table:style-name="ce44">
            <text:p>3,7%</text:p>
          </table:table-cell>
          <table:table-cell office:value-type="float" office:value="7" table:style-name="ce43">
            <text:p>7</text:p>
          </table:table-cell>
          <table:table-cell office:value-type="float" office:value="2324" table:style-name="ce43">
            <text:p>2.324</text:p>
          </table:table-cell>
          <table:table-cell office:value-type="percentage" office:value="3.0120481927710845E-3" table:style-name="ce44">
            <text:p>0,3%</text:p>
          </table:table-cell>
          <table:table-cell office:value-type="float" office:value="28863" table:style-name="ce43">
            <text:p>28.863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43614192027562032" table:style-name="ce44">
            <text:p>43,6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28" table:style-name="ce46">
            <text:p>2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3" table:style-name="ce46">
            <text:p>1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3278" table:style-name="ce46">
            <text:p>3.27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8325" table:style-name="ce46">
            <text:p>8.32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1030" table:style-name="ce46">
            <text:p>51.03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7062" table:style-name="ce46">
            <text:p>7.06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2" table:style-name="ce46">
            <text:p>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9738" table:style-name="ce46">
            <text:p>69.73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59" table:style-name="ce48"/>
        </table:table-row>
        <table:table-row table:style-name="ro4">
          <table:table-cell office:value-type="string" table:style-name="ce49">
            <text:p>Total España</text:p>
          </table:table-cell>
          <table:table-cell office:value-type="float" office:value="2904306" table:style-name="ce50">
            <text:p>2.904.306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1" table:style-name="ce51">
            <text:p>100,0%</text:p>
          </table:table-cell>
          <table:table-cell office:value-type="float" office:value="3858107" table:style-name="ce50">
            <text:p>3.858.107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97425837332656573" table:style-name="ce51">
            <text:p>97,4%</text:p>
          </table:table-cell>
          <table:table-cell office:value-type="float" office:value="4794540" table:style-name="ce50">
            <text:p>4.794.540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0.8983609850203842" table:style-name="ce51">
            <text:p>89,8%</text:p>
          </table:table-cell>
          <table:table-cell office:value-type="float" office:value="4421152" table:style-name="ce50">
            <text:p>4.421.152</text:p>
          </table:table-cell>
          <table:table-cell office:value-type="float" office:value="7033306" table:style-name="ce50">
            <text:p>7.033.306</text:p>
          </table:table-cell>
          <table:table-cell office:value-type="percentage" office:value="0.62860225333577124" table:style-name="ce51">
            <text:p>62,9%</text:p>
          </table:table-cell>
          <table:table-cell office:value-type="float" office:value="2218838" table:style-name="ce50">
            <text:p>2.218.838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0.1328159339039548" table:style-name="ce51">
            <text:p>13,3%</text:p>
          </table:table-cell>
          <table:table-cell office:value-type="float" office:value="226405" table:style-name="ce50">
            <text:p>226.405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6.8394123914486279E-2" table:style-name="ce51">
            <text:p>6,8%</text:p>
          </table:table-cell>
          <table:table-cell office:value-type="float" office:value="2856" table:style-name="ce50">
            <text:p>2.856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3.009328285473142E-3" table:style-name="ce51">
            <text:p>0,3%</text:p>
          </table:table-cell>
          <table:table-cell office:value-type="float" office:value="18426204" table:style-name="ce50">
            <text:p>18.426.204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4591648574967514" table:style-name="ce51">
            <text:p>45,9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20"/>
          <table:covered-table-cell table:number-columns-repeated="9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3" table:style-name="ce18"/>
          <table:table-cell table:style-name="ce52"/>
          <table:table-cell table:style-name="ce18"/>
          <table:table-cell office:value-type="float" office:value="804960" table:formula="of:=814320-9360" table:style-name="ce18">
            <text:p>804960</text:p>
          </table:table-cell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1048549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8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default-cell-style-name="ce48"/>
        <table:table-column table:style-name="co3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16359" table:default-cell-style-name="ce18"/>
        <table:table-row table:style-name="ro9">
          <table:table-cell table:style-name="ce33"/>
          <table:table-cell office:value-type="string" table:style-name="ce34">
            <text:p>Personas pauta completa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pauta completa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pauta completa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0361" table:style-name="ce40">
            <text:p>420.361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" table:style-name="ce41">
            <text:p>100,0%</text:p>
          </table:table-cell>
          <table:table-cell office:value-type="float" office:value="613747" table:style-name="ce40">
            <text:p>613.747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94367301627815081" table:style-name="ce41">
            <text:p>94,4%</text:p>
          </table:table-cell>
          <table:table-cell office:value-type="float" office:value="185213" table:style-name="ce40">
            <text:p>185.213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0.20216515471862048" table:style-name="ce41">
            <text:p>20,2%</text:p>
          </table:table-cell>
          <table:table-cell office:value-type="float" office:value="193849" table:style-name="ce40">
            <text:p>193.849</text:p>
          </table:table-cell>
          <table:table-cell office:value-type="float" office:value="1265021" table:style-name="ce40">
            <text:p>1.265.021</text:p>
          </table:table-cell>
          <table:table-cell office:value-type="percentage" office:value="0.1532377723373762" table:style-name="ce41">
            <text:p>15,3%</text:p>
          </table:table-cell>
          <table:table-cell office:value-type="float" office:value="230845" table:style-name="ce40">
            <text:p>230.845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7.6708465960275557E-2" table:style-name="ce41">
            <text:p>7,7%</text:p>
          </table:table-cell>
          <table:table-cell office:value-type="float" office:value="19272" table:style-name="ce40">
            <text:p>19.272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3.0793517894178439E-2" table:style-name="ce41">
            <text:p>3,1%</text:p>
          </table:table-cell>
          <table:table-cell office:value-type="float" office:value="394" table:style-name="ce40">
            <text:p>394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2.1657752540938098E-3" table:style-name="ce41">
            <text:p>0,2%</text:p>
          </table:table-cell>
          <table:table-cell office:value-type="float" office:value="1663681" table:style-name="ce40">
            <text:p>1.663.681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23557502442931133" table:style-name="ce41">
            <text:p>23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8117" table:style-name="ce43">
            <text:p>98.117</text:p>
          </table:table-cell>
          <table:table-cell office:value-type="float" office:value="98807" table:style-name="ce43">
            <text:p>98.807</text:p>
          </table:table-cell>
          <table:table-cell office:value-type="percentage" office:value="0.99301668910097463" table:style-name="ce44">
            <text:p>99,3%</text:p>
          </table:table-cell>
          <table:table-cell office:value-type="float" office:value="110932" table:style-name="ce43">
            <text:p>110.932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93255432726661347" table:style-name="ce44">
            <text:p>93,3%</text:p>
          </table:table-cell>
          <table:table-cell office:value-type="float" office:value="37704" table:style-name="ce43">
            <text:p>37.704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24112504556588027" table:style-name="ce44">
            <text:p>24,1%</text:p>
          </table:table-cell>
          <table:table-cell office:value-type="float" office:value="20854" table:style-name="ce43">
            <text:p>20.854</text:p>
          </table:table-cell>
          <table:table-cell office:value-type="float" office:value="198266" table:style-name="ce43">
            <text:p>198.266</text:p>
          </table:table-cell>
          <table:table-cell office:value-type="percentage" office:value="0.10518192730977576" table:style-name="ce44">
            <text:p>10,5%</text:p>
          </table:table-cell>
          <table:table-cell office:value-type="float" office:value="28120" table:style-name="ce43">
            <text:p>28.120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6.3037596142421923E-2" table:style-name="ce44">
            <text:p>6,3%</text:p>
          </table:table-cell>
          <table:table-cell office:value-type="float" office:value="2242" table:style-name="ce43">
            <text:p>2.242</text:p>
          </table:table-cell>
          <table:table-cell office:value-type="float" office:value="89180" table:style-name="ce43">
            <text:p>89.180</text:p>
          </table:table-cell>
          <table:table-cell office:value-type="percentage" office:value="2.5140165956492488E-2" table:style-name="ce44">
            <text:p>2,5%</text:p>
          </table:table-cell>
          <table:table-cell office:value-type="float" office:value="36" table:style-name="ce43">
            <text:p>36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4339201784434E-3" table:style-name="ce44">
            <text:p>0,1%</text:p>
          </table:table-cell>
          <table:table-cell office:value-type="float" office:value="298005" table:style-name="ce43">
            <text:p>298.005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26307774611481299" table:style-name="ce44">
            <text:p>26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6343" table:style-name="ce43">
            <text:p>86.343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83114339717168" table:style-name="ce44">
            <text:p>98,3%</text:p>
          </table:table-cell>
          <table:table-cell office:value-type="float" office:value="107027" table:style-name="ce43">
            <text:p>107.027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97966114106307611" table:style-name="ce44">
            <text:p>98,0%</text:p>
          </table:table-cell>
          <table:table-cell office:value-type="float" office:value="27156" table:style-name="ce43">
            <text:p>27.156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0.18146098949562986" table:style-name="ce44">
            <text:p>18,1%</text:p>
          </table:table-cell>
          <table:table-cell office:value-type="float" office:value="28897" table:style-name="ce43">
            <text:p>28.897</text:p>
          </table:table-cell>
          <table:table-cell office:value-type="float" office:value="162645" table:style-name="ce43">
            <text:p>162.645</text:p>
          </table:table-cell>
          <table:table-cell office:value-type="percentage" office:value="0.17766915675243627" table:style-name="ce44">
            <text:p>17,8%</text:p>
          </table:table-cell>
          <table:table-cell office:value-type="float" office:value="35365" table:style-name="ce43">
            <text:p>35.365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0.10979679908101647" table:style-name="ce44">
            <text:p>11,0%</text:p>
          </table:table-cell>
          <table:table-cell office:value-type="float" office:value="3920" table:style-name="ce43">
            <text:p>3.920</text:p>
          </table:table-cell>
          <table:table-cell office:value-type="float" office:value="54179" table:style-name="ce43">
            <text:p>54.179</text:p>
          </table:table-cell>
          <table:table-cell office:value-type="percentage" office:value="7.2352756603111912E-2" table:style-name="ce44">
            <text:p>7,2%</text:p>
          </table:table-cell>
          <table:table-cell office:value-type="float" office:value="38" table:style-name="ce43">
            <text:p>38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4416886204459295E-3" table:style-name="ce44">
            <text:p>0,2%</text:p>
          </table:table-cell>
          <table:table-cell office:value-type="float" office:value="288746" table:style-name="ce43">
            <text:p>288.746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32039848692145773" table:style-name="ce44">
            <text:p>32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8960" table:style-name="ce43">
            <text:p>48.960</text:p>
          </table:table-cell>
          <table:table-cell office:value-type="float" office:value="49542" table:style-name="ce43">
            <text:p>49.542</text:p>
          </table:table-cell>
          <table:table-cell office:value-type="percentage" office:value="0.98825239190989467" table:style-name="ce44">
            <text:p>98,8%</text:p>
          </table:table-cell>
          <table:table-cell office:value-type="float" office:value="69808" table:style-name="ce43">
            <text:p>69.808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86700779969198671" table:style-name="ce44">
            <text:p>86,7%</text:p>
          </table:table-cell>
          <table:table-cell office:value-type="float" office:value="6989" table:style-name="ce43">
            <text:p>6.989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5.9617336711279438E-2" table:style-name="ce44">
            <text:p>6,0%</text:p>
          </table:table-cell>
          <table:table-cell office:value-type="float" office:value="14961" table:style-name="ce43">
            <text:p>14.961</text:p>
          </table:table-cell>
          <table:table-cell office:value-type="float" office:value="165797" table:style-name="ce43">
            <text:p>165.797</text:p>
          </table:table-cell>
          <table:table-cell office:value-type="percentage" office:value="9.0236855914160086E-2" table:style-name="ce44">
            <text:p>9,0%</text:p>
          </table:table-cell>
          <table:table-cell office:value-type="float" office:value="21307" table:style-name="ce43">
            <text:p>21.307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4.5914915074538737E-2" table:style-name="ce44">
            <text:p>4,6%</text:p>
          </table:table-cell>
          <table:table-cell office:value-type="float" office:value="1595" table:style-name="ce43">
            <text:p>1.595</text:p>
          </table:table-cell>
          <table:table-cell office:value-type="float" office:value="85839" table:style-name="ce43">
            <text:p>85.839</text:p>
          </table:table-cell>
          <table:table-cell office:value-type="percentage" office:value="1.858129754540477E-2" table:style-name="ce44">
            <text:p>1,9%</text:p>
          </table:table-cell>
          <table:table-cell office:value-type="float" office:value="36" table:style-name="ce43">
            <text:p>36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5450643776824034E-3" table:style-name="ce44">
            <text:p>0,2%</text:p>
          </table:table-cell>
          <table:table-cell office:value-type="float" office:value="163656" table:style-name="ce43">
            <text:p>163.656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16593276344725985" table:style-name="ce44">
            <text:p>16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6942" table:style-name="ce43">
            <text:p>86.942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96349572232811742" table:style-name="ce44">
            <text:p>96,3%</text:p>
          </table:table-cell>
          <table:table-cell office:value-type="float" office:value="134519" table:style-name="ce43">
            <text:p>134.519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87049847603393493" table:style-name="ce44">
            <text:p>87,0%</text:p>
          </table:table-cell>
          <table:table-cell office:value-type="float" office:value="20265" table:style-name="ce43">
            <text:p>20.265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8.6200296054310649E-2" table:style-name="ce44">
            <text:p>8,6%</text:p>
          </table:table-cell>
          <table:table-cell office:value-type="float" office:value="55799" table:style-name="ce43">
            <text:p>55.799</text:p>
          </table:table-cell>
          <table:table-cell office:value-type="float" office:value="350512" table:style-name="ce43">
            <text:p>350.512</text:p>
          </table:table-cell>
          <table:table-cell office:value-type="percentage" office:value="0.15919283790569225" table:style-name="ce44">
            <text:p>15,9%</text:p>
          </table:table-cell>
          <table:table-cell office:value-type="float" office:value="44842" table:style-name="ce43">
            <text:p>44.842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5.3870023341834744E-2" table:style-name="ce44">
            <text:p>5,4%</text:p>
          </table:table-cell>
          <table:table-cell office:value-type="float" office:value="3154" table:style-name="ce43">
            <text:p>3.154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1.9243558532998983E-2" table:style-name="ce44">
            <text:p>1,9%</text:p>
          </table:table-cell>
          <table:table-cell office:value-type="float" office:value="62" table:style-name="ce43">
            <text:p>62</text:p>
          </table:table-cell>
          <table:table-cell office:value-type="float" office:value="44352" table:style-name="ce43">
            <text:p>44.352</text:p>
          </table:table-cell>
          <table:table-cell office:value-type="percentage" office:value="1.397907647907648E-3" table:style-name="ce44">
            <text:p>0,1%</text:p>
          </table:table-cell>
          <table:table-cell office:value-type="float" office:value="345583" table:style-name="ce43">
            <text:p>345.583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18470171290404819" table:style-name="ce44">
            <text:p>18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360" table:style-name="ce43">
            <text:p>41.360</text:p>
          </table:table-cell>
          <table:table-cell office:value-type="float" office:value="41042" table:style-name="ce43">
            <text:p>41.042</text:p>
          </table:table-cell>
          <table:table-cell office:value-type="percentage" office:value="1" table:style-name="ce44">
            <text:p>100,0%</text:p>
          </table:table-cell>
          <table:table-cell office:value-type="float" office:value="53719" table:style-name="ce43">
            <text:p>53.719</text:p>
          </table:table-cell>
          <table:table-cell office:value-type="float" office:value="53066" table:style-name="ce43">
            <text:p>53.066</text:p>
          </table:table-cell>
          <table:table-cell office:value-type="percentage" office:value="1" table:style-name="ce44">
            <text:p>100,0%</text:p>
          </table:table-cell>
          <table:table-cell office:value-type="float" office:value="15359" table:style-name="ce43">
            <text:p>15.359</text:p>
          </table:table-cell>
          <table:table-cell office:value-type="float" office:value="77345" table:style-name="ce43">
            <text:p>77.345</text:p>
          </table:table-cell>
          <table:table-cell office:value-type="percentage" office:value="0.19857780076281595" table:style-name="ce44">
            <text:p>19,9%</text:p>
          </table:table-cell>
          <table:table-cell office:value-type="float" office:value="8585" table:style-name="ce43">
            <text:p>8.585</text:p>
          </table:table-cell>
          <table:table-cell office:value-type="float" office:value="89964" table:style-name="ce43">
            <text:p>89.964</text:p>
          </table:table-cell>
          <table:table-cell office:value-type="percentage" office:value="9.5427059712774001E-2" table:style-name="ce44">
            <text:p>9,5%</text:p>
          </table:table-cell>
          <table:table-cell office:value-type="float" office:value="12930" table:style-name="ce43">
            <text:p>12.930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6.6566790739339271E-2" table:style-name="ce44">
            <text:p>6,7%</text:p>
          </table:table-cell>
          <table:table-cell office:value-type="float" office:value="767" table:style-name="ce43">
            <text:p>767</text:p>
          </table:table-cell>
          <table:table-cell office:value-type="float" office:value="34935" table:style-name="ce43">
            <text:p>34.935</text:p>
          </table:table-cell>
          <table:table-cell office:value-type="percentage" office:value="2.1955059396021184E-2" table:style-name="ce44">
            <text:p>2,2%</text:p>
          </table:table-cell>
          <table:table-cell office:value-type="float" office:value="7" table:style-name="ce43">
            <text:p>7</text:p>
          </table:table-cell>
          <table:table-cell office:value-type="float" office:value="10791" table:style-name="ce43">
            <text:p>10.791</text:p>
          </table:table-cell>
          <table:table-cell office:value-type="percentage" office:value="6.4868872208321746E-4" table:style-name="ce44">
            <text:p>0,1%</text:p>
          </table:table-cell>
          <table:table-cell office:value-type="float" office:value="132727" table:style-name="ce43">
            <text:p>132.727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26472125157563864" table:style-name="ce44">
            <text:p>26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4294" table:style-name="ce43">
            <text:p>224.294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1" table:style-name="ce44">
            <text:p>100,0%</text:p>
          </table:table-cell>
          <table:table-cell office:value-type="float" office:value="242235" table:style-name="ce43">
            <text:p>242.235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98706246689213972" table:style-name="ce44">
            <text:p>98,7%</text:p>
          </table:table-cell>
          <table:table-cell office:value-type="float" office:value="89626" table:style-name="ce43">
            <text:p>89.626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28133406576159459" table:style-name="ce44">
            <text:p>28,1%</text:p>
          </table:table-cell>
          <table:table-cell office:value-type="float" office:value="49169" table:style-name="ce43">
            <text:p>49.169</text:p>
          </table:table-cell>
          <table:table-cell office:value-type="float" office:value="381175" table:style-name="ce43">
            <text:p>381.175</text:p>
          </table:table-cell>
          <table:table-cell office:value-type="percentage" office:value="0.12899324457270284" table:style-name="ce44">
            <text:p>12,9%</text:p>
          </table:table-cell>
          <table:table-cell office:value-type="float" office:value="57668" table:style-name="ce43">
            <text:p>57.668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7.8040462818864606E-2" table:style-name="ce44">
            <text:p>7,8%</text:p>
          </table:table-cell>
          <table:table-cell office:value-type="float" office:value="4275" table:style-name="ce43">
            <text:p>4.275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2.9600753347827892E-2" table:style-name="ce44">
            <text:p>3,0%</text:p>
          </table:table-cell>
          <table:table-cell office:value-type="float" office:value="108" table:style-name="ce43">
            <text:p>108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6546062334087111E-3" table:style-name="ce44">
            <text:p>0,3%</text:p>
          </table:table-cell>
          <table:table-cell office:value-type="float" office:value="667375" table:style-name="ce43">
            <text:p>667.375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31887983647359397" table:style-name="ce44">
            <text:p>31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4230" table:style-name="ce43">
            <text:p>134.230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0.99286950604316759" table:style-name="ce44">
            <text:p>99,3%</text:p>
          </table:table-cell>
          <table:table-cell office:value-type="float" office:value="151176" table:style-name="ce43">
            <text:p>151.176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95018887373429461" table:style-name="ce44">
            <text:p>95,0%</text:p>
          </table:table-cell>
          <table:table-cell office:value-type="float" office:value="41233" table:style-name="ce43">
            <text:p>41.233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0.1887577594257567" table:style-name="ce44">
            <text:p>18,9%</text:p>
          </table:table-cell>
          <table:table-cell office:value-type="float" office:value="52976" table:style-name="ce43">
            <text:p>52.976</text:p>
          </table:table-cell>
          <table:table-cell office:value-type="float" office:value="307478" table:style-name="ce43">
            <text:p>307.478</text:p>
          </table:table-cell>
          <table:table-cell office:value-type="percentage" office:value="0.17229200137896045" table:style-name="ce44">
            <text:p>17,2%</text:p>
          </table:table-cell>
          <table:table-cell office:value-type="float" office:value="41960" table:style-name="ce43">
            <text:p>41.960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5.9276839510358614E-2" table:style-name="ce44">
            <text:p>5,9%</text:p>
          </table:table-cell>
          <table:table-cell office:value-type="float" office:value="4471" table:style-name="ce43">
            <text:p>4.471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2.9902754183442796E-2" table:style-name="ce44">
            <text:p>3,0%</text:p>
          </table:table-cell>
          <table:table-cell office:value-type="float" office:value="100" table:style-name="ce43">
            <text:p>100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3604947597016335E-3" table:style-name="ce44">
            <text:p>0,2%</text:p>
          </table:table-cell>
          <table:table-cell office:value-type="float" office:value="426146" table:style-name="ce43">
            <text:p>426.146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24776448809393686" table:style-name="ce44">
            <text:p>24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42110" table:style-name="ce43">
            <text:p>442.110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0.98862691079526654" table:style-name="ce44">
            <text:p>98,9%</text:p>
          </table:table-cell>
          <table:table-cell office:value-type="float" office:value="557801" table:style-name="ce43">
            <text:p>557.801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87802301933599036" table:style-name="ce44">
            <text:p>87,8%</text:p>
          </table:table-cell>
          <table:table-cell office:value-type="float" office:value="78524" table:style-name="ce43">
            <text:p>78.524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9.3750596955051668E-2" table:style-name="ce44">
            <text:p>9,4%</text:p>
          </table:table-cell>
          <table:table-cell office:value-type="float" office:value="157658" table:style-name="ce43">
            <text:p>157.658</text:p>
          </table:table-cell>
          <table:table-cell office:value-type="float" office:value="1091780" table:style-name="ce43">
            <text:p>1.091.780</text:p>
          </table:table-cell>
          <table:table-cell office:value-type="percentage" office:value="0.14440455036729011" table:style-name="ce44">
            <text:p>14,4%</text:p>
          </table:table-cell>
          <table:table-cell office:value-type="float" office:value="213787" table:style-name="ce43">
            <text:p>213.787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7.6253751391947427E-2" table:style-name="ce44">
            <text:p>7,6%</text:p>
          </table:table-cell>
          <table:table-cell office:value-type="float" office:value="26713" table:style-name="ce43">
            <text:p>26.713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4.8017673408638259E-2" table:style-name="ce44">
            <text:p>4,8%</text:p>
          </table:table-cell>
          <table:table-cell office:value-type="float" office:value="442" table:style-name="ce43">
            <text:p>442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2.7648501226042138E-3" table:style-name="ce44">
            <text:p>0,3%</text:p>
          </table:table-cell>
          <table:table-cell office:value-type="float" office:value="1477035" table:style-name="ce43">
            <text:p>1.477.035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22613477313111005" table:style-name="ce44">
            <text:p>22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87347" table:style-name="ce43">
            <text:p>287.347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" table:style-name="ce44">
            <text:p>100,0%</text:p>
          </table:table-cell>
          <table:table-cell office:value-type="float" office:value="394327" table:style-name="ce43">
            <text:p>394.327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90057369673550114" table:style-name="ce44">
            <text:p>90,1%</text:p>
          </table:table-cell>
          <table:table-cell office:value-type="float" office:value="102711" table:style-name="ce43">
            <text:p>102.711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0.17686593379344548" table:style-name="ce44">
            <text:p>17,7%</text:p>
          </table:table-cell>
          <table:table-cell office:value-type="float" office:value="82928" table:style-name="ce43">
            <text:p>82.928</text:p>
          </table:table-cell>
          <table:table-cell office:value-type="float" office:value="752334" table:style-name="ce43">
            <text:p>752.334</text:p>
          </table:table-cell>
          <table:table-cell office:value-type="percentage" office:value="0.11022763825641271" table:style-name="ce44">
            <text:p>11,0%</text:p>
          </table:table-cell>
          <table:table-cell office:value-type="float" office:value="78568" table:style-name="ce43">
            <text:p>78.568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4.4490072577800154E-2" table:style-name="ce44">
            <text:p>4,4%</text:p>
          </table:table-cell>
          <table:table-cell office:value-type="float" office:value="6381" table:style-name="ce43">
            <text:p>6.381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1.8084991809179388E-2" table:style-name="ce44">
            <text:p>1,8%</text:p>
          </table:table-cell>
          <table:table-cell office:value-type="float" office:value="143" table:style-name="ce43">
            <text:p>143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3876893516676532E-3" table:style-name="ce44">
            <text:p>0,1%</text:p>
          </table:table-cell>
          <table:table-cell office:value-type="float" office:value="952405" table:style-name="ce43">
            <text:p>952.405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22308197704310187" table:style-name="ce44">
            <text:p>22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6338" table:style-name="ce43">
            <text:p>76.338</text:p>
          </table:table-cell>
          <table:table-cell office:value-type="float" office:value="76005" table:style-name="ce43">
            <text:p>76.005</text:p>
          </table:table-cell>
          <table:table-cell office:value-type="percentage" office:value="1" table:style-name="ce44">
            <text:p>100,0%</text:p>
          </table:table-cell>
          <table:table-cell office:value-type="float" office:value="89843" table:style-name="ce43">
            <text:p>89.843</text:p>
          </table:table-cell>
          <table:table-cell office:value-type="float" office:value="91876" table:style-name="ce43">
            <text:p>91.876</text:p>
          </table:table-cell>
          <table:table-cell office:value-type="percentage" office:value="0.97787234968871084" table:style-name="ce44">
            <text:p>97,8%</text:p>
          </table:table-cell>
          <table:table-cell office:value-type="float" office:value="37228" table:style-name="ce43">
            <text:p>37.228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0.29711804751909465" table:style-name="ce44">
            <text:p>29,7%</text:p>
          </table:table-cell>
          <table:table-cell office:value-type="float" office:value="23851" table:style-name="ce43">
            <text:p>23.851</text:p>
          </table:table-cell>
          <table:table-cell office:value-type="float" office:value="169216" table:style-name="ce43">
            <text:p>169.216</text:p>
          </table:table-cell>
          <table:table-cell office:value-type="percentage" office:value="0.14095002836611195" table:style-name="ce44">
            <text:p>14,1%</text:p>
          </table:table-cell>
          <table:table-cell office:value-type="float" office:value="22163" table:style-name="ce43">
            <text:p>22.163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6.3002802904104288E-2" table:style-name="ce44">
            <text:p>6,3%</text:p>
          </table:table-cell>
          <table:table-cell office:value-type="float" office:value="1093" table:style-name="ce43">
            <text:p>1.093</text:p>
          </table:table-cell>
          <table:table-cell office:value-type="float" office:value="76088" table:style-name="ce43">
            <text:p>76.088</text:p>
          </table:table-cell>
          <table:table-cell office:value-type="percentage" office:value="1.4364945852171171E-2" table:style-name="ce44">
            <text:p>1,4%</text:p>
          </table:table-cell>
          <table:table-cell office:value-type="float" office:value="62" table:style-name="ce43">
            <text:p>62</text:p>
          </table:table-cell>
          <table:table-cell office:value-type="float" office:value="20953" table:style-name="ce43">
            <text:p>20.953</text:p>
          </table:table-cell>
          <table:table-cell office:value-type="percentage" office:value="2.9590034839879729E-3" table:style-name="ce44">
            <text:p>0,3%</text:p>
          </table:table-cell>
          <table:table-cell office:value-type="float" office:value="250578" table:style-name="ce43">
            <text:p>250.578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27499388178175682" table:style-name="ce44">
            <text:p>27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6766" table:style-name="ce43">
            <text:p>236.766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1" table:style-name="ce44">
            <text:p>100,0%</text:p>
          </table:table-cell>
          <table:table-cell office:value-type="float" office:value="277783" table:style-name="ce43">
            <text:p>277.783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95865917546124058" table:style-name="ce44">
            <text:p>95,9%</text:p>
          </table:table-cell>
          <table:table-cell office:value-type="float" office:value="74869" table:style-name="ce43">
            <text:p>74.869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0.21580620706949877" table:style-name="ce44">
            <text:p>21,6%</text:p>
          </table:table-cell>
          <table:table-cell office:value-type="float" office:value="74848" table:style-name="ce43">
            <text:p>74.848</text:p>
          </table:table-cell>
          <table:table-cell office:value-type="float" office:value="405889" table:style-name="ce43">
            <text:p>405.889</text:p>
          </table:table-cell>
          <table:table-cell office:value-type="percentage" office:value="0.18440509597451521" table:style-name="ce44">
            <text:p>18,4%</text:p>
          </table:table-cell>
          <table:table-cell office:value-type="float" office:value="50571" table:style-name="ce43">
            <text:p>50.571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5.6885008391413312E-2" table:style-name="ce44">
            <text:p>5,7%</text:p>
          </table:table-cell>
          <table:table-cell office:value-type="float" office:value="2339" table:style-name="ce43">
            <text:p>2.339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1.5313103538577368E-2" table:style-name="ce44">
            <text:p>1,5%</text:p>
          </table:table-cell>
          <table:table-cell office:value-type="float" office:value="39" table:style-name="ce43">
            <text:p>39</text:p>
          </table:table-cell>
          <table:table-cell office:value-type="float" office:value="44014" table:style-name="ce43">
            <text:p>44.014</text:p>
          </table:table-cell>
          <table:table-cell office:value-type="percentage" office:value="8.8608170127686648E-4" table:style-name="ce44">
            <text:p>0,1%</text:p>
          </table:table-cell>
          <table:table-cell office:value-type="float" office:value="717215" table:style-name="ce43">
            <text:p>717.215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3035646942851713" table:style-name="ce44">
            <text:p>30,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2906" table:style-name="ce43">
            <text:p>22.906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" table:style-name="ce44">
            <text:p>100,0%</text:p>
          </table:table-cell>
          <table:table-cell office:value-type="float" office:value="27749" table:style-name="ce43">
            <text:p>27.749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98663111111111113" table:style-name="ce44">
            <text:p>98,7%</text:p>
          </table:table-cell>
          <table:table-cell office:value-type="float" office:value="12349" table:style-name="ce43">
            <text:p>12.349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32740336179012675" table:style-name="ce44">
            <text:p>32,7%</text:p>
          </table:table-cell>
          <table:table-cell office:value-type="float" office:value="5404" table:style-name="ce43">
            <text:p>5.404</text:p>
          </table:table-cell>
          <table:table-cell office:value-type="float" office:value="47664" table:style-name="ce43">
            <text:p>47.664</text:p>
          </table:table-cell>
          <table:table-cell office:value-type="percentage" office:value="0.11337697213830145" table:style-name="ce44">
            <text:p>11,3%</text:p>
          </table:table-cell>
          <table:table-cell office:value-type="float" office:value="5447" table:style-name="ce43">
            <text:p>5.447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5.0614209518853724E-2" table:style-name="ce44">
            <text:p>5,1%</text:p>
          </table:table-cell>
          <table:table-cell office:value-type="float" office:value="470" table:style-name="ce43">
            <text:p>470</text:p>
          </table:table-cell>
          <table:table-cell office:value-type="float" office:value="21170" table:style-name="ce43">
            <text:p>21.170</text:p>
          </table:table-cell>
          <table:table-cell office:value-type="percentage" office:value="2.2201228153046763E-2" table:style-name="ce44">
            <text:p>2,2%</text:p>
          </table:table-cell>
          <table:table-cell office:value-type="float" office:value="9" table:style-name="ce43">
            <text:p>9</text:p>
          </table:table-cell>
          <table:table-cell office:value-type="float" office:value="6286" table:style-name="ce43">
            <text:p>6.286</text:p>
          </table:table-cell>
          <table:table-cell office:value-type="percentage" office:value="1.4317531021317213E-3" table:style-name="ce44">
            <text:p>0,1%</text:p>
          </table:table-cell>
          <table:table-cell office:value-type="float" office:value="74334" table:style-name="ce43">
            <text:p>74.334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27450994874218948" table:style-name="ce44">
            <text:p>27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1037" table:style-name="ce43">
            <text:p>361.037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0.99152756493702665" table:style-name="ce44">
            <text:p>99,2%</text:p>
          </table:table-cell>
          <table:table-cell office:value-type="float" office:value="468953" table:style-name="ce43">
            <text:p>468.953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89140835726817735" table:style-name="ce44">
            <text:p>89,1%</text:p>
          </table:table-cell>
          <table:table-cell office:value-type="float" office:value="110945" table:style-name="ce43">
            <text:p>110.945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0.15774402372736282" table:style-name="ce44">
            <text:p>15,8%</text:p>
          </table:table-cell>
          <table:table-cell office:value-type="float" office:value="155082" table:style-name="ce43">
            <text:p>155.082</text:p>
          </table:table-cell>
          <table:table-cell office:value-type="float" office:value="972783" table:style-name="ce43">
            <text:p>972.783</text:p>
          </table:table-cell>
          <table:table-cell office:value-type="percentage" office:value="0.15942096027582719" table:style-name="ce44">
            <text:p>15,9%</text:p>
          </table:table-cell>
          <table:table-cell office:value-type="float" office:value="141219" table:style-name="ce43">
            <text:p>141.219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5.6178908135576633E-2" table:style-name="ce44">
            <text:p>5,6%</text:p>
          </table:table-cell>
          <table:table-cell office:value-type="float" office:value="16726" table:style-name="ce43">
            <text:p>16.726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3.4866462657072099E-2" table:style-name="ce44">
            <text:p>3,5%</text:p>
          </table:table-cell>
          <table:table-cell office:value-type="float" office:value="312" table:style-name="ce43">
            <text:p>312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2.2964647691390465E-3" table:style-name="ce44">
            <text:p>0,2%</text:p>
          </table:table-cell>
          <table:table-cell office:value-type="float" office:value="1254274" table:style-name="ce43">
            <text:p>1.254.274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22021717378414968" table:style-name="ce44">
            <text:p>22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1337" table:style-name="ce43">
            <text:p>71.337</text:p>
          </table:table-cell>
          <table:table-cell office:value-type="float" office:value="69771" table:style-name="ce43">
            <text:p>69.771</text:p>
          </table:table-cell>
          <table:table-cell office:value-type="percentage" office:value="1" table:style-name="ce44">
            <text:p>100,0%</text:p>
          </table:table-cell>
          <table:table-cell office:value-type="float" office:value="91733" table:style-name="ce43">
            <text:p>91.733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89148582590695735" table:style-name="ce44">
            <text:p>89,1%</text:p>
          </table:table-cell>
          <table:table-cell office:value-type="float" office:value="33179" table:style-name="ce43">
            <text:p>33.179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0.22584729322233491" table:style-name="ce44">
            <text:p>22,6%</text:p>
          </table:table-cell>
          <table:table-cell office:value-type="float" office:value="37380" table:style-name="ce43">
            <text:p>37.380</text:p>
          </table:table-cell>
          <table:table-cell office:value-type="float" office:value="213256" table:style-name="ce43">
            <text:p>213.256</text:p>
          </table:table-cell>
          <table:table-cell office:value-type="percentage" office:value="0.17528228983006339" table:style-name="ce44">
            <text:p>17,5%</text:p>
          </table:table-cell>
          <table:table-cell office:value-type="float" office:value="43696" table:style-name="ce43">
            <text:p>43.696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7.9264963311655917E-2" table:style-name="ce44">
            <text:p>7,9%</text:p>
          </table:table-cell>
          <table:table-cell office:value-type="float" office:value="4567" table:style-name="ce43">
            <text:p>4.567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3.8485846949868119E-2" table:style-name="ce44">
            <text:p>3,8%</text:p>
          </table:table-cell>
          <table:table-cell office:value-type="float" office:value="121" table:style-name="ce43">
            <text:p>121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4858262272413E-3" table:style-name="ce44">
            <text:p>0,3%</text:p>
          </table:table-cell>
          <table:table-cell office:value-type="float" office:value="282013" table:style-name="ce43">
            <text:p>282.013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2278931602071631" table:style-name="ce44">
            <text:p>22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1529" table:style-name="ce43">
            <text:p>41.529</text:p>
          </table:table-cell>
          <table:table-cell office:value-type="float" office:value="41166" table:style-name="ce43">
            <text:p>41.166</text:p>
          </table:table-cell>
          <table:table-cell office:value-type="percentage" office:value="1" table:style-name="ce44">
            <text:p>100,0%</text:p>
          </table:table-cell>
          <table:table-cell office:value-type="float" office:value="54268" table:style-name="ce43">
            <text:p>54.268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97268425580728424" table:style-name="ce44">
            <text:p>97,3%</text:p>
          </table:table-cell>
          <table:table-cell office:value-type="float" office:value="15653" table:style-name="ce43">
            <text:p>15.653</text:p>
          </table:table-cell>
          <table:table-cell office:value-type="float" office:value="73844" table:style-name="ce43">
            <text:p>73.844</text:p>
          </table:table-cell>
          <table:table-cell office:value-type="percentage" office:value="0.2119738909051514" table:style-name="ce44">
            <text:p>21,2%</text:p>
          </table:table-cell>
          <table:table-cell office:value-type="float" office:value="22460" table:style-name="ce43">
            <text:p>22.460</text:p>
          </table:table-cell>
          <table:table-cell office:value-type="float" office:value="96694" table:style-name="ce43">
            <text:p>96.694</text:p>
          </table:table-cell>
          <table:table-cell office:value-type="percentage" office:value="0.23227914865451837" table:style-name="ce44">
            <text:p>23,2%</text:p>
          </table:table-cell>
          <table:table-cell office:value-type="float" office:value="16680" table:style-name="ce43">
            <text:p>16.680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7.4788815754075727E-2" table:style-name="ce44">
            <text:p>7,5%</text:p>
          </table:table-cell>
          <table:table-cell office:value-type="float" office:value="1251" table:style-name="ce43">
            <text:p>1.251</text:p>
          </table:table-cell>
          <table:table-cell office:value-type="float" office:value="48505" table:style-name="ce43">
            <text:p>48.505</text:p>
          </table:table-cell>
          <table:table-cell office:value-type="percentage" office:value="2.5791155550974127E-2" table:style-name="ce44">
            <text:p>2,6%</text:p>
          </table:table-cell>
          <table:table-cell office:value-type="float" office:value="8" table:style-name="ce43">
            <text:p>8</text:p>
          </table:table-cell>
          <table:table-cell office:value-type="float" office:value="13906" table:style-name="ce43">
            <text:p>13.906</text:p>
          </table:table-cell>
          <table:table-cell office:value-type="percentage" office:value="5.752912411908529E-4" table:style-name="ce44">
            <text:p>0,1%</text:p>
          </table:table-cell>
          <table:table-cell office:value-type="float" office:value="151849" table:style-name="ce43">
            <text:p>151.849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27462359951893078" table:style-name="ce44">
            <text:p>27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58258" table:style-name="ce43">
            <text:p>158.258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1.0019499841722064" table:style-name="ce44">
            <text:p>100,2%</text:p>
          </table:table-cell>
          <table:table-cell office:value-type="float" office:value="198644" table:style-name="ce43">
            <text:p>198.644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93224642272187574" table:style-name="ce44">
            <text:p>93,2%</text:p>
          </table:table-cell>
          <table:table-cell office:value-type="float" office:value="39862" table:style-name="ce43">
            <text:p>39.862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0.1423038065964822" table:style-name="ce44">
            <text:p>14,2%</text:p>
          </table:table-cell>
          <table:table-cell office:value-type="float" office:value="54529" table:style-name="ce43">
            <text:p>54.529</text:p>
          </table:table-cell>
          <table:table-cell office:value-type="float" office:value="339977" table:style-name="ce43">
            <text:p>339.977</text:p>
          </table:table-cell>
          <table:table-cell office:value-type="percentage" office:value="0.16039026169417342" table:style-name="ce44">
            <text:p>16,0%</text:p>
          </table:table-cell>
          <table:table-cell office:value-type="float" office:value="43237" table:style-name="ce43">
            <text:p>43.237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5.9649664964702996E-2" table:style-name="ce44">
            <text:p>6,0%</text:p>
          </table:table-cell>
          <table:table-cell office:value-type="float" office:value="4110" table:style-name="ce43">
            <text:p>4.110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2.928956764037257E-2" table:style-name="ce44">
            <text:p>2,9%</text:p>
          </table:table-cell>
          <table:table-cell office:value-type="float" office:value="21" table:style-name="ce43">
            <text:p>21</text:p>
          </table:table-cell>
          <table:table-cell office:value-type="float" office:value="41824" table:style-name="ce43">
            <text:p>41.824</text:p>
          </table:table-cell>
          <table:table-cell office:value-type="percentage" office:value="5.0210405508798774E-4" table:style-name="ce44">
            <text:p>0,1%</text:p>
          </table:table-cell>
          <table:table-cell office:value-type="float" office:value="498661" table:style-name="ce43">
            <text:p>498.661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26271269037886374" table:style-name="ce44">
            <text:p>26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85" table:style-name="ce43">
            <text:p>2.285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7715930902111328" table:style-name="ce44">
            <text:p>87,7%</text:p>
          </table:table-cell>
          <table:table-cell office:value-type="float" office:value="3541" table:style-name="ce43">
            <text:p>3.541</text:p>
          </table:table-cell>
          <table:table-cell office:value-type="float" office:value="4318" table:style-name="ce43">
            <text:p>4.318</text:p>
          </table:table-cell>
          <table:table-cell office:value-type="percentage" office:value="0.82005558128763312" table:style-name="ce44">
            <text:p>82,0%</text:p>
          </table:table-cell>
          <table:table-cell office:value-type="float" office:value="1491" table:style-name="ce43">
            <text:p>1.491</text:p>
          </table:table-cell>
          <table:table-cell office:value-type="float" office:value="7857" table:style-name="ce43">
            <text:p>7.857</text:p>
          </table:table-cell>
          <table:table-cell office:value-type="percentage" office:value="0.18976708667430317" table:style-name="ce44">
            <text:p>19,0%</text:p>
          </table:table-cell>
          <table:table-cell office:value-type="float" office:value="2083" table:style-name="ce43">
            <text:p>2.083</text:p>
          </table:table-cell>
          <table:table-cell office:value-type="float" office:value="11556" table:style-name="ce43">
            <text:p>11.556</text:p>
          </table:table-cell>
          <table:table-cell office:value-type="percentage" office:value="0.18025268258913119" table:style-name="ce44">
            <text:p>18,0%</text:p>
          </table:table-cell>
          <table:table-cell office:value-type="float" office:value="1733" table:style-name="ce43">
            <text:p>1.733</text:p>
          </table:table-cell>
          <table:table-cell office:value-type="float" office:value="30066" table:style-name="ce43">
            <text:p>30.066</text:p>
          </table:table-cell>
          <table:table-cell office:value-type="percentage" office:value="5.7639858976917445E-2" table:style-name="ce44">
            <text:p>5,8%</text:p>
          </table:table-cell>
          <table:table-cell office:value-type="float" office:value="244" table:style-name="ce43">
            <text:p>244</text:p>
          </table:table-cell>
          <table:table-cell office:value-type="float" office:value="7581" table:style-name="ce43">
            <text:p>7.581</text:p>
          </table:table-cell>
          <table:table-cell office:value-type="percentage" office:value="3.2185727476586205E-2" table:style-name="ce44">
            <text:p>3,2%</text:p>
          </table:table-cell>
          <table:table-cell office:value-type="float" office:value="7" table:style-name="ce43">
            <text:p>7</text:p>
          </table:table-cell>
          <table:table-cell office:value-type="float" office:value="2175" table:style-name="ce43">
            <text:p>2.175</text:p>
          </table:table-cell>
          <table:table-cell office:value-type="percentage" office:value="3.2183908045977012E-3" table:style-name="ce44">
            <text:p>0,3%</text:p>
          </table:table-cell>
          <table:table-cell office:value-type="float" office:value="11384" table:style-name="ce43">
            <text:p>11.384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17207291635176397" table:style-name="ce44">
            <text:p>17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810" table:style-name="ce43">
            <text:p>1.810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705406555981269" table:style-name="ce44">
            <text:p>77,1%</text:p>
          </table:table-cell>
          <table:table-cell office:value-type="float" office:value="2849" table:style-name="ce43">
            <text:p>2.849</text:p>
          </table:table-cell>
          <table:table-cell office:value-type="float" office:value="3748" table:style-name="ce43">
            <text:p>3.748</text:p>
          </table:table-cell>
          <table:table-cell office:value-type="percentage" office:value="0.76013874066168619" table:style-name="ce44">
            <text:p>76,0%</text:p>
          </table:table-cell>
          <table:table-cell office:value-type="float" office:value="2039" table:style-name="ce43">
            <text:p>2.039</text:p>
          </table:table-cell>
          <table:table-cell office:value-type="float" office:value="7827" table:style-name="ce43">
            <text:p>7.827</text:p>
          </table:table-cell>
          <table:table-cell office:value-type="percentage" office:value="0.26050849623099526" table:style-name="ce44">
            <text:p>26,1%</text:p>
          </table:table-cell>
          <table:table-cell office:value-type="float" office:value="1798" table:style-name="ce43">
            <text:p>1.798</text:p>
          </table:table-cell>
          <table:table-cell office:value-type="float" office:value="11299" table:style-name="ce43">
            <text:p>11.299</text:p>
          </table:table-cell>
          <table:table-cell office:value-type="percentage" office:value="0.15912912647136915" table:style-name="ce44">
            <text:p>15,9%</text:p>
          </table:table-cell>
          <table:table-cell office:value-type="float" office:value="2854" table:style-name="ce43">
            <text:p>2.854</text:p>
          </table:table-cell>
          <table:table-cell office:value-type="float" office:value="30095" table:style-name="ce43">
            <text:p>30.095</text:p>
          </table:table-cell>
          <table:table-cell office:value-type="percentage" office:value="9.4833028742316E-2" table:style-name="ce44">
            <text:p>9,5%</text:p>
          </table:table-cell>
          <table:table-cell office:value-type="float" office:value="184" table:style-name="ce43">
            <text:p>184</text:p>
          </table:table-cell>
          <table:table-cell office:value-type="float" office:value="8536" table:style-name="ce43">
            <text:p>8.536</text:p>
          </table:table-cell>
          <table:table-cell office:value-type="percentage" office:value="2.1555763823805061E-2" table:style-name="ce44">
            <text:p>2,2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11540" table:style-name="ce43">
            <text:p>11.540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17437819214844813" table:style-name="ce44">
            <text:p>17,4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5" table:style-name="ce46">
            <text:p>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" table:style-name="ce46">
            <text:p>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32" table:style-name="ce46">
            <text:p>63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782" table:style-name="ce46">
            <text:p>1.78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8859" table:style-name="ce46">
            <text:p>8.85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96" table:style-name="ce46">
            <text:p>69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1980" table:style-name="ce46">
            <text:p>11.980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-</text:p>
          </table:table-cell>
          <table:table-cell table:number-columns-repeated="16359" table:style-name="ce48"/>
        </table:table-row>
        <table:table-row table:style-name="ro4">
          <table:table-cell office:value-type="string" table:style-name="ce49">
            <text:p>Total España</text:p>
          </table:table-cell>
          <table:table-cell office:value-type="float" office:value="2842335" table:style-name="ce50">
            <text:p>2.842.335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1" table:style-name="ce51">
            <text:p>100,0%</text:p>
          </table:table-cell>
          <table:table-cell office:value-type="float" office:value="3650660" table:style-name="ce50">
            <text:p>3.650.660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92187336255017305" table:style-name="ce51">
            <text:p>92,2%</text:p>
          </table:table-cell>
          <table:table-cell office:value-type="float" office:value="933027" table:style-name="ce50">
            <text:p>933.027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0.17482283071381488" table:style-name="ce51">
            <text:p>17,5%</text:p>
          </table:table-cell>
          <table:table-cell office:value-type="float" office:value="1044893" table:style-name="ce50">
            <text:p>1.044.893</text:p>
          </table:table-cell>
          <table:table-cell office:value-type="float" office:value="7033306" table:style-name="ce50">
            <text:p>7.033.306</text:p>
          </table:table-cell>
          <table:table-cell office:value-type="percentage" office:value="0.14856356313801788" table:style-name="ce51">
            <text:p>14,9%</text:p>
          </table:table-cell>
          <table:table-cell office:value-type="float" office:value="1101851" table:style-name="ce50">
            <text:p>1.101.851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6.5954959121849593E-2" table:style-name="ce51">
            <text:p>6,6%</text:p>
          </table:table-cell>
          <table:table-cell office:value-type="float" office:value="104470" table:style-name="ce50">
            <text:p>104.470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3.1559082729384867E-2" table:style-name="ce51">
            <text:p>3,2%</text:p>
          </table:table-cell>
          <table:table-cell office:value-type="float" office:value="1951" table:style-name="ce50">
            <text:p>1.951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2.0557421165819678E-3" table:style-name="ce51">
            <text:p>0,2%</text:p>
          </table:table-cell>
          <table:table-cell office:value-type="float" office:value="9679187" table:style-name="ce50">
            <text:p>9.679.187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24119685853577921" table:style-name="ce51">
            <text:p>24,1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1">
          <table:table-cell table:number-columns-spanned="10" table:number-rows-spanned="1" table:style-name="ce20"/>
          <table:covered-table-cell table:number-columns-repeated="9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Escapa Castro. Lucía</dc:creator>
    <meta:creation-date>2021-06-02T15:05:34Z</meta:creation-date>
    <dc:date>2021-06-02T15:26:50Z</dc:date>
  </office:meta>
</office:document-meta>
</file>